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officeooo:rsid="00118734" officeooo:paragraph-rsid="00118734" style:font-weight-asian="bold" style:font-weight-complex="bold"/>
    </style:style>
    <style:style style:name="P2" style:family="paragraph" style:parent-style-name="Standard">
      <style:text-properties fo:font-weight="bold" officeooo:rsid="00118734" officeooo:paragraph-rsid="0027a544" style:font-weight-asian="bold" style:font-weight-complex="bold"/>
    </style:style>
    <style:style style:name="P3" style:family="paragraph" style:parent-style-name="Standard">
      <style:text-properties fo:font-weight="bold" officeooo:rsid="00118734" officeooo:paragraph-rsid="0029bfe3" style:font-weight-asian="bold" style:font-weight-complex="bold"/>
    </style:style>
    <style:style style:name="P4" style:family="paragraph" style:parent-style-name="Standard">
      <style:text-properties fo:font-weight="bold" officeooo:rsid="00118734" officeooo:paragraph-rsid="002e466c" style:font-weight-asian="bold" style:font-weight-complex="bold"/>
    </style:style>
    <style:style style:name="P5" style:family="paragraph" style:parent-style-name="Standard">
      <style:text-properties fo:font-weight="bold" officeooo:rsid="00118734" officeooo:paragraph-rsid="0038ad6a" style:font-weight-asian="bold" style:font-weight-complex="bold"/>
    </style:style>
    <style:style style:name="P6" style:family="paragraph" style:parent-style-name="Standard">
      <style:text-properties fo:font-weight="bold" officeooo:rsid="00118734" officeooo:paragraph-rsid="005058e6" style:font-weight-asian="bold" style:font-weight-complex="bold"/>
    </style:style>
    <style:style style:name="P7" style:family="paragraph" style:parent-style-name="Standard">
      <style:text-properties fo:font-weight="bold" officeooo:rsid="00118734" officeooo:paragraph-rsid="005251cf" style:font-weight-asian="bold" style:font-weight-complex="bold"/>
    </style:style>
    <style:style style:name="P8" style:family="paragraph" style:parent-style-name="Standard">
      <style:text-properties fo:font-weight="bold" officeooo:rsid="00118734" officeooo:paragraph-rsid="005fc934" style:font-weight-asian="bold" style:font-weight-complex="bold"/>
    </style:style>
    <style:style style:name="P9" style:family="paragraph" style:parent-style-name="Standard">
      <style:text-properties fo:font-weight="bold" officeooo:rsid="00118734" officeooo:paragraph-rsid="0062dbe8" style:font-weight-asian="bold" style:font-weight-complex="bold"/>
    </style:style>
    <style:style style:name="P10" style:family="paragraph" style:parent-style-name="Standard">
      <style:text-properties fo:font-weight="bold" officeooo:rsid="00118734" officeooo:paragraph-rsid="00665be9" style:font-weight-asian="bold" style:font-weight-complex="bold"/>
    </style:style>
    <style:style style:name="P11" style:family="paragraph" style:parent-style-name="Standard">
      <style:text-properties fo:font-weight="bold" officeooo:rsid="00118734" officeooo:paragraph-rsid="0078330b" style:font-weight-asian="bold" style:font-weight-complex="bold"/>
    </style:style>
    <style:style style:name="P12" style:family="paragraph" style:parent-style-name="Standard">
      <style:text-properties fo:font-weight="bold" officeooo:rsid="00118734" officeooo:paragraph-rsid="0085b83d" style:font-weight-asian="bold" style:font-weight-complex="bold"/>
    </style:style>
    <style:style style:name="P13" style:family="paragraph" style:parent-style-name="Standard">
      <style:text-properties fo:font-weight="bold" officeooo:rsid="00118734" officeooo:paragraph-rsid="008e9816" style:font-weight-asian="bold" style:font-weight-complex="bold"/>
    </style:style>
    <style:style style:name="P14" style:family="paragraph" style:parent-style-name="Standard">
      <style:text-properties fo:font-weight="bold" officeooo:rsid="00118734" officeooo:paragraph-rsid="00c4373f" style:font-weight-asian="bold" style:font-weight-complex="bold"/>
    </style:style>
    <style:style style:name="P15" style:family="paragraph" style:parent-style-name="Standard">
      <style:text-properties fo:font-weight="bold" officeooo:rsid="00118734" officeooo:paragraph-rsid="00c650b2" style:font-weight-asian="bold" style:font-weight-complex="bold"/>
    </style:style>
    <style:style style:name="P16" style:family="paragraph" style:parent-style-name="Standard">
      <style:text-properties fo:font-weight="bold" officeooo:rsid="00118734" officeooo:paragraph-rsid="00fdd6d9" style:font-weight-asian="bold" style:font-weight-complex="bold"/>
    </style:style>
    <style:style style:name="P17" style:family="paragraph" style:parent-style-name="Standard">
      <style:text-properties fo:font-weight="bold" officeooo:rsid="0019413c" officeooo:paragraph-rsid="0019413c" style:font-weight-asian="bold" style:font-weight-complex="bold"/>
    </style:style>
    <style:style style:name="P18" style:family="paragraph" style:parent-style-name="Standard">
      <style:text-properties fo:font-weight="bold" officeooo:rsid="001de325" officeooo:paragraph-rsid="001de325" style:font-weight-asian="bold" style:font-weight-complex="bold"/>
    </style:style>
    <style:style style:name="P19" style:family="paragraph" style:parent-style-name="Standard">
      <style:text-properties fo:font-weight="bold" officeooo:rsid="00118734" officeooo:paragraph-rsid="008e9816" fo:background-color="#ffff00" style:font-weight-asian="bold" style:font-weight-complex="bold"/>
    </style:style>
    <style:style style:name="P20" style:family="paragraph" style:parent-style-name="Standard">
      <style:text-properties fo:font-weight="bold" officeooo:rsid="00118734" officeooo:paragraph-rsid="008e9816" fo:background-color="transparent" style:font-weight-asian="bold" style:font-weight-complex="bold"/>
    </style:style>
    <style:style style:name="P21" style:family="paragraph" style:parent-style-name="Standard">
      <style:text-properties fo:font-weight="bold" officeooo:rsid="00118734" officeooo:paragraph-rsid="005fc934" fo:background-color="transparent" style:font-weight-asian="bold" style:font-weight-complex="bold"/>
    </style:style>
    <style:style style:name="P22" style:family="paragraph" style:parent-style-name="Standard">
      <style:text-properties fo:font-weight="bold" officeooo:rsid="00118734" officeooo:paragraph-rsid="00665be9" fo:background-color="transparent" style:font-weight-asian="bold" style:font-weight-complex="bold"/>
    </style:style>
    <style:style style:name="P23" style:family="paragraph" style:parent-style-name="Standard">
      <style:text-properties fo:font-weight="bold" officeooo:rsid="00118734" officeooo:paragraph-rsid="00118734" fo:background-color="#ff8000" style:font-weight-asian="bold" style:font-weight-complex="bold"/>
    </style:style>
    <style:style style:name="P24" style:family="paragraph" style:parent-style-name="Standard">
      <style:text-properties fo:font-weight="bold" officeooo:rsid="00118734" officeooo:paragraph-rsid="0027a544" fo:background-color="#ff8000" style:font-weight-asian="bold" style:font-weight-complex="bold"/>
    </style:style>
    <style:style style:name="P25" style:family="paragraph" style:parent-style-name="Standard">
      <style:text-properties fo:font-weight="bold" officeooo:rsid="00118734" officeooo:paragraph-rsid="0029bfe3" fo:background-color="#ff8000" style:font-weight-asian="bold" style:font-weight-complex="bold"/>
    </style:style>
    <style:style style:name="P26" style:family="paragraph" style:parent-style-name="Standard">
      <style:text-properties fo:font-weight="bold" officeooo:rsid="00118734" officeooo:paragraph-rsid="002e466c" fo:background-color="#ff8000" style:font-weight-asian="bold" style:font-weight-complex="bold"/>
    </style:style>
    <style:style style:name="P27" style:family="paragraph" style:parent-style-name="Standard">
      <style:text-properties fo:font-weight="bold" officeooo:rsid="00118734" officeooo:paragraph-rsid="0038ad6a" fo:background-color="#ff8000" style:font-weight-asian="bold" style:font-weight-complex="bold"/>
    </style:style>
    <style:style style:name="P28" style:family="paragraph" style:parent-style-name="Standard">
      <style:text-properties fo:font-weight="bold" officeooo:rsid="00118734" officeooo:paragraph-rsid="005058e6" fo:background-color="#ff8000" style:font-weight-asian="bold" style:font-weight-complex="bold"/>
    </style:style>
    <style:style style:name="P29" style:family="paragraph" style:parent-style-name="Standard">
      <style:text-properties fo:font-weight="bold" officeooo:rsid="00118734" officeooo:paragraph-rsid="005fc934" fo:background-color="#ff8000" style:font-weight-asian="bold" style:font-weight-complex="bold"/>
    </style:style>
    <style:style style:name="P30" style:family="paragraph" style:parent-style-name="Standard">
      <style:text-properties fo:font-weight="bold" officeooo:rsid="00118734" officeooo:paragraph-rsid="00665be9" fo:background-color="#ff8000" style:font-weight-asian="bold" style:font-weight-complex="bold"/>
    </style:style>
    <style:style style:name="P31" style:family="paragraph" style:parent-style-name="Standard">
      <style:text-properties fo:font-weight="bold" officeooo:rsid="00118734" officeooo:paragraph-rsid="0078330b" fo:background-color="#ff8000" style:font-weight-asian="bold" style:font-weight-complex="bold"/>
    </style:style>
    <style:style style:name="P32" style:family="paragraph" style:parent-style-name="Standard">
      <style:text-properties fo:font-weight="bold" officeooo:rsid="00118734" officeooo:paragraph-rsid="008e9816" fo:background-color="#ff8000" style:font-weight-asian="bold" style:font-weight-complex="bold"/>
    </style:style>
    <style:style style:name="P33" style:family="paragraph" style:parent-style-name="Standard">
      <style:text-properties fo:font-weight="bold" officeooo:rsid="00118734" officeooo:paragraph-rsid="00c4373f" fo:background-color="#ff8000" style:font-weight-asian="bold" style:font-weight-complex="bold"/>
    </style:style>
    <style:style style:name="P34" style:family="paragraph" style:parent-style-name="Standard">
      <style:text-properties fo:font-weight="bold" officeooo:rsid="00118734" officeooo:paragraph-rsid="00c650b2" fo:background-color="#ff8000" style:font-weight-asian="bold" style:font-weight-complex="bold"/>
    </style:style>
    <style:style style:name="P35" style:family="paragraph" style:parent-style-name="Standard">
      <style:text-properties fo:font-weight="normal" officeooo:rsid="00118734" officeooo:paragraph-rsid="00118734" style:font-weight-asian="normal" style:font-weight-complex="normal"/>
    </style:style>
    <style:style style:name="P36" style:family="paragraph" style:parent-style-name="Standard">
      <style:text-properties fo:font-weight="normal" officeooo:rsid="001de325" officeooo:paragraph-rsid="001de325" style:font-weight-asian="normal" style:font-weight-complex="normal"/>
    </style:style>
    <style:style style:name="P37" style:family="paragraph" style:parent-style-name="Standard">
      <style:text-properties fo:font-weight="normal" officeooo:rsid="0026cb84" officeooo:paragraph-rsid="00118734" style:font-weight-asian="normal" style:font-weight-complex="normal"/>
    </style:style>
    <style:style style:name="P38" style:family="paragraph" style:parent-style-name="Standard">
      <style:text-properties fo:font-weight="normal" officeooo:rsid="0029bfe3" officeooo:paragraph-rsid="0029bfe3" style:font-weight-asian="normal" style:font-weight-complex="normal"/>
    </style:style>
    <style:style style:name="P39" style:family="paragraph" style:parent-style-name="Standard">
      <style:text-properties fo:font-weight="normal" officeooo:rsid="0029bfe3" officeooo:paragraph-rsid="002e466c" style:font-weight-asian="normal" style:font-weight-complex="normal"/>
    </style:style>
    <style:style style:name="P40" style:family="paragraph" style:parent-style-name="Standard">
      <style:text-properties fo:font-weight="normal" officeooo:rsid="0029bfe3" officeooo:paragraph-rsid="0038ad6a" style:font-weight-asian="normal" style:font-weight-complex="normal"/>
    </style:style>
    <style:style style:name="P41" style:family="paragraph" style:parent-style-name="Standard">
      <style:text-properties fo:font-weight="normal" officeooo:rsid="0029bfe3" officeooo:paragraph-rsid="005058e6" style:font-weight-asian="normal" style:font-weight-complex="normal"/>
    </style:style>
    <style:style style:name="P42" style:family="paragraph" style:parent-style-name="Standard">
      <style:text-properties fo:font-weight="normal" officeooo:rsid="0029bfe3" officeooo:paragraph-rsid="005fc934" style:font-weight-asian="normal" style:font-weight-complex="normal"/>
    </style:style>
    <style:style style:name="P43" style:family="paragraph" style:parent-style-name="Standard">
      <style:text-properties fo:font-weight="normal" officeooo:rsid="0029bfe3" officeooo:paragraph-rsid="00665be9" style:font-weight-asian="normal" style:font-weight-complex="normal"/>
    </style:style>
    <style:style style:name="P44" style:family="paragraph" style:parent-style-name="Standard">
      <style:text-properties fo:font-weight="normal" officeooo:rsid="0029bfe3" officeooo:paragraph-rsid="0078330b" style:font-weight-asian="normal" style:font-weight-complex="normal"/>
    </style:style>
    <style:style style:name="P45" style:family="paragraph" style:parent-style-name="Standard">
      <style:text-properties fo:font-weight="normal" officeooo:rsid="00d91724" officeooo:paragraph-rsid="00d91724" style:font-weight-asian="normal" style:font-weight-complex="normal"/>
    </style:style>
    <style:style style:name="P46" style:family="paragraph" style:parent-style-name="Standard">
      <style:paragraph-properties fo:text-align="center" style:justify-single-word="false"/>
      <style:text-properties fo:font-style="italic" fo:font-weight="bold" officeooo:rsid="00db7c9d" officeooo:paragraph-rsid="00db7c9d" fo:background-color="#81d41a" style:font-style-asian="italic" style:font-weight-asian="bold" style:font-style-complex="italic" style:font-weight-complex="bold"/>
    </style:style>
    <style:style style:name="P4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d6cce1" officeooo:paragraph-rsid="00d6cce1" style:font-style-asian="italic" style:font-weight-asian="bold" style:font-style-complex="italic" style:font-weight-complex="bold"/>
    </style:style>
    <style:style style:name="P4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d6cce1" officeooo:paragraph-rsid="00d6cce1" fo:background-color="#81d41a" style:font-style-asian="italic" style:font-weight-asian="bold" style:font-style-complex="italic" style:font-weight-complex="bold"/>
    </style:style>
    <style:style style:name="P4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d91724" officeooo:paragraph-rsid="00d91724" fo:background-color="#81d41a"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da49c8" officeooo:paragraph-rsid="00da49c8" fo:background-color="#81d41a"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db7c9d" officeooo:paragraph-rsid="00db7c9d" fo:background-color="#81d41a"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style:use-window-font-color="true" loext:opacity="0%" fo:font-style="italic" style:text-underline-style="solid" style:text-underline-width="auto" style:text-underline-color="font-color" fo:font-weight="bold" officeooo:rsid="00dbbfba" officeooo:paragraph-rsid="00dbbfba" fo:background-color="#81d41a" style:font-style-asian="italic" style:font-weight-asian="bold" style:font-style-complex="italic" style:font-weight-complex="bold"/>
    </style:style>
    <style:style style:name="P53" style:family="paragraph" style:parent-style-name="Standard">
      <style:text-properties fo:font-weight="normal" officeooo:rsid="008ddef7" officeooo:paragraph-rsid="0078330b" style:font-weight-asian="normal" style:font-weight-complex="normal"/>
    </style:style>
    <style:style style:name="P54" style:family="paragraph" style:parent-style-name="Standard">
      <style:text-properties fo:font-weight="normal" officeooo:rsid="009325d4" officeooo:paragraph-rsid="008e9816" style:font-weight-asian="normal" style:font-weight-complex="normal"/>
    </style:style>
    <style:style style:name="P55" style:family="paragraph" style:parent-style-name="Standard">
      <style:text-properties fo:font-weight="normal" officeooo:rsid="00c4373f" officeooo:paragraph-rsid="00c4373f" style:font-weight-asian="normal" style:font-weight-complex="normal"/>
    </style:style>
    <style:style style:name="P56" style:family="paragraph" style:parent-style-name="Standard">
      <style:text-properties fo:font-weight="normal" officeooo:rsid="00c4373f" officeooo:paragraph-rsid="00c650b2" style:font-weight-asian="normal" style:font-weight-complex="normal"/>
    </style:style>
    <style:style style:name="P57" style:family="paragraph" style:parent-style-name="Standard">
      <style:text-properties fo:font-weight="normal" officeooo:rsid="0029bfe3" officeooo:paragraph-rsid="008e9816" style:font-weight-asian="normal" style:font-weight-complex="normal"/>
    </style:style>
    <style:style style:name="P58" style:family="paragraph" style:parent-style-name="Standard">
      <style:text-properties fo:font-weight="normal" officeooo:rsid="00af3d97" officeooo:paragraph-rsid="008e9816" style:font-weight-asian="normal" style:font-weight-complex="normal"/>
    </style:style>
    <style:style style:name="P59" style:family="paragraph" style:parent-style-name="Standard">
      <style:text-properties fo:font-weight="normal" officeooo:rsid="001de325" officeooo:paragraph-rsid="001de325" style:font-weight-asian="normal" style:font-weight-complex="normal"/>
    </style:style>
    <style:style style:name="P60" style:family="paragraph" style:parent-style-name="Standard">
      <style:text-properties fo:font-weight="normal" officeooo:rsid="00a65d28" officeooo:paragraph-rsid="008e9816" fo:background-color="transparent" style:font-weight-asian="normal" style:font-weight-complex="normal"/>
    </style:style>
    <style:style style:name="P61" style:family="paragraph" style:parent-style-name="Standard">
      <style:text-properties fo:font-weight="normal" officeooo:rsid="0114e6fa" officeooo:paragraph-rsid="0114e6fa" fo:background-color="#b2b2b2" style:font-weight-asian="normal" style:font-weight-complex="normal"/>
    </style:style>
    <style:style style:name="P62" style:family="paragraph" style:parent-style-name="Standard">
      <style:text-properties fo:font-weight="normal" officeooo:rsid="0114e6fa" officeooo:paragraph-rsid="01161d92" fo:background-color="#b2b2b2" style:font-weight-asian="normal" style:font-weight-complex="normal"/>
    </style:style>
    <style:style style:name="P63" style:family="paragraph" style:parent-style-name="Standard">
      <style:text-properties fo:font-weight="normal" officeooo:rsid="0114e6fa" officeooo:paragraph-rsid="012ac0b0" fo:background-color="#b2b2b2" style:font-weight-asian="normal" style:font-weight-complex="normal"/>
    </style:style>
    <style:style style:name="P64" style:family="paragraph" style:parent-style-name="Standard">
      <style:text-properties fo:font-weight="bold" officeooo:rsid="00118734" officeooo:paragraph-rsid="00118734" fo:background-color="#bf819e" style:font-weight-asian="bold" style:font-weight-complex="bold"/>
    </style:style>
    <style:style style:name="P65" style:family="paragraph" style:parent-style-name="Standard">
      <style:text-properties fo:font-weight="bold" officeooo:rsid="00118734" officeooo:paragraph-rsid="01161d92" fo:background-color="#bf819e" style:font-weight-asian="bold" style:font-weight-complex="bold"/>
    </style:style>
    <style:style style:name="P66" style:family="paragraph" style:parent-style-name="Standard">
      <style:text-properties fo:font-weight="bold" officeooo:rsid="00118734" officeooo:paragraph-rsid="005fc934" fo:background-color="#bf819e" style:font-weight-asian="bold" style:font-weight-complex="bold"/>
    </style:style>
    <style:style style:name="P67" style:family="paragraph" style:parent-style-name="Standard">
      <style:text-properties fo:font-weight="bold" officeooo:rsid="00118734" officeooo:paragraph-rsid="00c4373f" fo:background-color="#bf819e" style:font-weight-asian="bold" style:font-weight-complex="bold"/>
    </style:style>
    <style:style style:name="P68" style:family="paragraph" style:parent-style-name="Standard">
      <style:text-properties fo:font-weight="bold" officeooo:rsid="00118734" officeooo:paragraph-rsid="00118734" fo:background-color="transparent" style:font-weight-asian="bold" style:font-weight-complex="bold"/>
    </style:style>
    <style:style style:name="P69" style:family="paragraph" style:parent-style-name="Standard">
      <style:text-properties fo:font-weight="bold" officeooo:rsid="00118734" officeooo:paragraph-rsid="005fc934" fo:background-color="transparent" style:font-weight-asian="bold" style:font-weight-complex="bold"/>
    </style:style>
    <style:style style:name="P70" style:family="paragraph" style:parent-style-name="Standard">
      <style:text-properties fo:font-weight="bold" officeooo:rsid="00118734" officeooo:paragraph-rsid="00c4373f" fo:background-color="transparent" style:font-weight-asian="bold" style:font-weight-complex="bold"/>
    </style:style>
    <style:style style:name="P71" style:family="paragraph" style:parent-style-name="Standard">
      <style:text-properties fo:font-weight="bold" officeooo:rsid="00118734" officeooo:paragraph-rsid="011d4852" fo:background-color="transparent" style:font-weight-asian="bold" style:font-weight-complex="bold"/>
    </style:style>
    <style:style style:name="P72" style:family="paragraph" style:parent-style-name="Standard">
      <style:text-properties fo:font-weight="bold" officeooo:rsid="00118734" officeooo:paragraph-rsid="00665be9" fo:background-color="transparent" style:font-weight-asian="bold" style:font-weight-complex="bold"/>
    </style:style>
    <style:style style:name="P73" style:family="paragraph" style:parent-style-name="Standard">
      <style:text-properties fo:font-weight="bold" officeooo:rsid="00118734" officeooo:paragraph-rsid="002e466c" fo:background-color="transparent" style:font-weight-asian="bold" style:font-weight-complex="bold"/>
    </style:style>
    <style:style style:name="P74" style:family="paragraph" style:parent-style-name="Standard">
      <style:text-properties fo:font-weight="bold" officeooo:rsid="00118734" officeooo:paragraph-rsid="011d4852" fo:background-color="#ff800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56f32" style:font-weight-asian="normal" style:font-weight-complex="normal"/>
    </style:style>
    <style:style style:name="T3" style:family="text">
      <style:text-properties fo:font-weight="normal" officeooo:rsid="0026cb84" style:font-weight-asian="normal" style:font-weight-complex="normal"/>
    </style:style>
    <style:style style:name="T4" style:family="text">
      <style:text-properties fo:font-weight="normal" officeooo:rsid="0027a544" style:font-weight-asian="normal" style:font-weight-complex="normal"/>
    </style:style>
    <style:style style:name="T5" style:family="text">
      <style:text-properties fo:font-weight="normal" officeooo:rsid="002944e7" style:font-weight-asian="normal" style:font-weight-complex="normal"/>
    </style:style>
    <style:style style:name="T6" style:family="text">
      <style:text-properties fo:font-weight="normal" officeooo:rsid="002948de" style:font-weight-asian="normal" style:font-weight-complex="normal"/>
    </style:style>
    <style:style style:name="T7" style:family="text">
      <style:text-properties fo:font-weight="normal" officeooo:rsid="002b91e4" style:font-weight-asian="normal" style:font-weight-complex="normal"/>
    </style:style>
    <style:style style:name="T8" style:family="text">
      <style:text-properties fo:font-weight="normal" officeooo:rsid="00331321" style:font-weight-asian="normal" style:font-weight-complex="normal"/>
    </style:style>
    <style:style style:name="T9" style:family="text">
      <style:text-properties fo:font-weight="normal" officeooo:rsid="003487a7" style:font-weight-asian="normal" style:font-weight-complex="normal"/>
    </style:style>
    <style:style style:name="T10" style:family="text">
      <style:text-properties fo:font-weight="normal" officeooo:rsid="0036748f" style:font-weight-asian="normal" style:font-weight-complex="normal"/>
    </style:style>
    <style:style style:name="T11" style:family="text">
      <style:text-properties fo:font-weight="normal" officeooo:rsid="003b253b" style:font-weight-asian="normal" style:font-weight-complex="normal"/>
    </style:style>
    <style:style style:name="T12" style:family="text">
      <style:text-properties fo:font-weight="normal" officeooo:rsid="003d95c6" style:font-weight-asian="normal" style:font-weight-complex="normal"/>
    </style:style>
    <style:style style:name="T13" style:family="text">
      <style:text-properties fo:font-weight="normal" officeooo:rsid="00408043" style:font-weight-asian="normal" style:font-weight-complex="normal"/>
    </style:style>
    <style:style style:name="T14" style:family="text">
      <style:text-properties fo:font-weight="normal" officeooo:rsid="0044c124" style:font-weight-asian="normal" style:font-weight-complex="normal"/>
    </style:style>
    <style:style style:name="T15" style:family="text">
      <style:text-properties fo:font-weight="normal" officeooo:rsid="004bd3fe" style:font-weight-asian="normal" style:font-weight-complex="normal"/>
    </style:style>
    <style:style style:name="T16" style:family="text">
      <style:text-properties fo:font-weight="normal" officeooo:rsid="004c8ef4" style:font-weight-asian="normal" style:font-weight-complex="normal"/>
    </style:style>
    <style:style style:name="T17" style:family="text">
      <style:text-properties fo:font-weight="normal" officeooo:rsid="004ec2c6" style:font-weight-asian="normal" style:font-weight-complex="normal"/>
    </style:style>
    <style:style style:name="T18" style:family="text">
      <style:text-properties fo:font-weight="normal" officeooo:rsid="005251cf" style:font-weight-asian="normal" style:font-weight-complex="normal"/>
    </style:style>
    <style:style style:name="T19" style:family="text">
      <style:text-properties fo:font-weight="normal" officeooo:rsid="00534767" style:font-weight-asian="normal" style:font-weight-complex="normal"/>
    </style:style>
    <style:style style:name="T20" style:family="text">
      <style:text-properties fo:font-weight="normal" officeooo:rsid="0054495a" style:font-weight-asian="normal" style:font-weight-complex="normal"/>
    </style:style>
    <style:style style:name="T21" style:family="text">
      <style:text-properties fo:font-weight="normal" officeooo:rsid="00566c9e" style:font-weight-asian="normal" style:font-weight-complex="normal"/>
    </style:style>
    <style:style style:name="T22" style:family="text">
      <style:text-properties fo:font-weight="normal" officeooo:rsid="0056e099" style:font-weight-asian="normal" style:font-weight-complex="normal"/>
    </style:style>
    <style:style style:name="T23" style:family="text">
      <style:text-properties fo:font-weight="normal" officeooo:rsid="005d2a19" style:font-weight-asian="normal" style:font-weight-complex="normal"/>
    </style:style>
    <style:style style:name="T24" style:family="text">
      <style:text-properties fo:font-weight="normal" officeooo:rsid="0062dbe8" style:font-weight-asian="normal" style:font-weight-complex="normal"/>
    </style:style>
    <style:style style:name="T25" style:family="text">
      <style:text-properties fo:font-weight="normal" officeooo:rsid="00634eef" style:font-weight-asian="normal" style:font-weight-complex="normal"/>
    </style:style>
    <style:style style:name="T26" style:family="text">
      <style:text-properties fo:font-weight="normal" officeooo:rsid="0069d40b" style:font-weight-asian="normal" style:font-weight-complex="normal"/>
    </style:style>
    <style:style style:name="T27" style:family="text">
      <style:text-properties fo:font-weight="normal" officeooo:rsid="006bd966" style:font-weight-asian="normal" style:font-weight-complex="normal"/>
    </style:style>
    <style:style style:name="T28" style:family="text">
      <style:text-properties fo:font-weight="normal" officeooo:rsid="006d112d" style:font-weight-asian="normal" style:font-weight-complex="normal"/>
    </style:style>
    <style:style style:name="T29" style:family="text">
      <style:text-properties fo:font-weight="normal" officeooo:rsid="00723fa8" style:font-weight-asian="normal" style:font-weight-complex="normal"/>
    </style:style>
    <style:style style:name="T30" style:family="text">
      <style:text-properties fo:font-weight="normal" officeooo:rsid="007401a2" style:font-weight-asian="normal" style:font-weight-complex="normal"/>
    </style:style>
    <style:style style:name="T31" style:family="text">
      <style:text-properties fo:font-weight="normal" officeooo:rsid="00771123" style:font-weight-asian="normal" style:font-weight-complex="normal"/>
    </style:style>
    <style:style style:name="T32" style:family="text">
      <style:text-properties fo:font-weight="normal" officeooo:rsid="0078330b" style:font-weight-asian="normal" style:font-weight-complex="normal"/>
    </style:style>
    <style:style style:name="T33" style:family="text">
      <style:text-properties fo:font-weight="normal" officeooo:rsid="007a78ac" style:font-weight-asian="normal" style:font-weight-complex="normal"/>
    </style:style>
    <style:style style:name="T34" style:family="text">
      <style:text-properties fo:font-weight="normal" officeooo:rsid="0083f1b0" style:font-weight-asian="normal" style:font-weight-complex="normal"/>
    </style:style>
    <style:style style:name="T35" style:family="text">
      <style:text-properties fo:font-weight="normal" officeooo:rsid="00847169" style:font-weight-asian="normal" style:font-weight-complex="normal"/>
    </style:style>
    <style:style style:name="T36" style:family="text">
      <style:text-properties fo:font-weight="normal" officeooo:rsid="0085b83d" style:font-weight-asian="normal" style:font-weight-complex="normal"/>
    </style:style>
    <style:style style:name="T37" style:family="text">
      <style:text-properties fo:font-weight="normal" officeooo:rsid="0086fe95" style:font-weight-asian="normal" style:font-weight-complex="normal"/>
    </style:style>
    <style:style style:name="T38" style:family="text">
      <style:text-properties fo:font-weight="normal" officeooo:rsid="00890d09" style:font-weight-asian="normal" style:font-weight-complex="normal"/>
    </style:style>
    <style:style style:name="T39" style:family="text">
      <style:text-properties fo:font-weight="normal" officeooo:rsid="008a0b96" style:font-weight-asian="normal" style:font-weight-complex="normal"/>
    </style:style>
    <style:style style:name="T40" style:family="text">
      <style:text-properties fo:font-weight="normal" officeooo:rsid="008ab719" style:font-weight-asian="normal" style:font-weight-complex="normal"/>
    </style:style>
    <style:style style:name="T41" style:family="text">
      <style:text-properties fo:font-weight="normal" officeooo:rsid="008cf991" style:font-weight-asian="normal" style:font-weight-complex="normal"/>
    </style:style>
    <style:style style:name="T42" style:family="text">
      <style:text-properties fo:font-weight="normal" officeooo:rsid="008ddef7" style:font-weight-asian="normal" style:font-weight-complex="normal"/>
    </style:style>
    <style:style style:name="T43" style:family="text">
      <style:text-properties fo:font-weight="normal" officeooo:rsid="0091f44e" style:font-weight-asian="normal" style:font-weight-complex="normal"/>
    </style:style>
    <style:style style:name="T44" style:family="text">
      <style:text-properties fo:font-weight="normal" officeooo:rsid="009325d4" style:font-weight-asian="normal" style:font-weight-complex="normal"/>
    </style:style>
    <style:style style:name="T45" style:family="text">
      <style:text-properties fo:font-weight="normal" officeooo:rsid="0093e2ad" style:font-weight-asian="normal" style:font-weight-complex="normal"/>
    </style:style>
    <style:style style:name="T46" style:family="text">
      <style:text-properties fo:font-weight="normal" officeooo:rsid="009a1af1" style:font-weight-asian="normal" style:font-weight-complex="normal"/>
    </style:style>
    <style:style style:name="T47" style:family="text">
      <style:text-properties fo:font-weight="normal" officeooo:rsid="009cb1d7" style:font-weight-asian="normal" style:font-weight-complex="normal"/>
    </style:style>
    <style:style style:name="T48" style:family="text">
      <style:text-properties fo:font-weight="normal" officeooo:rsid="009dc9eb" style:font-weight-asian="normal" style:font-weight-complex="normal"/>
    </style:style>
    <style:style style:name="T49" style:family="text">
      <style:text-properties fo:font-weight="normal" officeooo:rsid="00a6160e" style:font-weight-asian="normal" style:font-weight-complex="normal"/>
    </style:style>
    <style:style style:name="T50" style:family="text">
      <style:text-properties fo:font-weight="normal" officeooo:rsid="00a65d28" style:font-weight-asian="normal" style:font-weight-complex="normal"/>
    </style:style>
    <style:style style:name="T51" style:family="text">
      <style:text-properties fo:font-weight="normal" officeooo:rsid="00a997dc" style:font-weight-asian="normal" style:font-weight-complex="normal"/>
    </style:style>
    <style:style style:name="T52" style:family="text">
      <style:text-properties fo:font-weight="normal" officeooo:rsid="00aa5853" style:font-weight-asian="normal" style:font-weight-complex="normal"/>
    </style:style>
    <style:style style:name="T53" style:family="text">
      <style:text-properties fo:font-weight="normal" officeooo:rsid="00ad4417" style:font-weight-asian="normal" style:font-weight-complex="normal"/>
    </style:style>
    <style:style style:name="T54" style:family="text">
      <style:text-properties fo:font-weight="normal" officeooo:rsid="00af3d97" style:font-weight-asian="normal" style:font-weight-complex="normal"/>
    </style:style>
    <style:style style:name="T55" style:family="text">
      <style:text-properties fo:font-weight="normal" officeooo:rsid="00b3c5f5" style:font-weight-asian="normal" style:font-weight-complex="normal"/>
    </style:style>
    <style:style style:name="T56" style:family="text">
      <style:text-properties fo:font-weight="normal" officeooo:rsid="00b8e7c2" style:font-weight-asian="normal" style:font-weight-complex="normal"/>
    </style:style>
    <style:style style:name="T57" style:family="text">
      <style:text-properties fo:font-weight="normal" officeooo:rsid="00baece7" style:font-weight-asian="normal" style:font-weight-complex="normal"/>
    </style:style>
    <style:style style:name="T58" style:family="text">
      <style:text-properties fo:font-weight="normal" officeooo:rsid="00c4373f" style:font-weight-asian="normal" style:font-weight-complex="normal"/>
    </style:style>
    <style:style style:name="T59" style:family="text">
      <style:text-properties fo:font-weight="normal" officeooo:rsid="00cc3f22" style:font-weight-asian="normal" style:font-weight-complex="normal"/>
    </style:style>
    <style:style style:name="T60" style:family="text">
      <style:text-properties fo:font-weight="normal" officeooo:rsid="00cdc6e3" style:font-weight-asian="normal" style:font-weight-complex="normal"/>
    </style:style>
    <style:style style:name="T61" style:family="text">
      <style:text-properties fo:font-weight="normal" officeooo:rsid="00cdcc91" style:font-weight-asian="normal" style:font-weight-complex="normal"/>
    </style:style>
    <style:style style:name="T62" style:family="text">
      <style:text-properties fo:font-weight="normal" officeooo:rsid="00cef9ed" style:font-weight-asian="normal" style:font-weight-complex="normal"/>
    </style:style>
    <style:style style:name="T63" style:family="text">
      <style:text-properties fo:font-weight="normal" officeooo:rsid="00cfbc49" style:font-weight-asian="normal" style:font-weight-complex="normal"/>
    </style:style>
    <style:style style:name="T64" style:family="text">
      <style:text-properties fo:font-weight="normal" officeooo:rsid="00d1fb02" style:font-weight-asian="normal" style:font-weight-complex="normal"/>
    </style:style>
    <style:style style:name="T65" style:family="text">
      <style:text-properties fo:font-weight="normal" officeooo:rsid="00d40d5d" style:font-weight-asian="normal" style:font-weight-complex="normal"/>
    </style:style>
    <style:style style:name="T66" style:family="text">
      <style:text-properties fo:font-weight="normal" officeooo:rsid="00d4c4f0" style:font-weight-asian="normal" style:font-weight-complex="normal"/>
    </style:style>
    <style:style style:name="T67" style:family="text">
      <style:text-properties fo:font-weight="normal" officeooo:rsid="00d61597" style:font-weight-asian="normal" style:font-weight-complex="normal"/>
    </style:style>
    <style:style style:name="T68" style:family="text">
      <style:text-properties fo:font-weight="normal" officeooo:rsid="00f4e4fc" style:font-weight-asian="normal" style:font-weight-complex="normal"/>
    </style:style>
    <style:style style:name="T69" style:family="text">
      <style:text-properties fo:font-weight="normal" officeooo:rsid="00fdd6d9" style:font-weight-asian="normal" style:font-weight-complex="normal"/>
    </style:style>
    <style:style style:name="T70" style:family="text">
      <style:text-properties fo:font-weight="normal" officeooo:rsid="01056963" style:font-weight-asian="normal" style:font-weight-complex="normal"/>
    </style:style>
    <style:style style:name="T71" style:family="text">
      <style:text-properties fo:font-weight="normal" officeooo:rsid="0110f9d1" style:font-weight-asian="normal" style:font-weight-complex="normal"/>
    </style:style>
    <style:style style:name="T72" style:family="text">
      <style:text-properties fo:font-weight="normal" officeooo:rsid="01114030" style:font-weight-asian="normal" style:font-weight-complex="normal"/>
    </style:style>
    <style:style style:name="T73" style:family="text">
      <style:text-properties fo:font-weight="normal" officeooo:rsid="01124617" style:font-weight-asian="normal" style:font-weight-complex="normal"/>
    </style:style>
    <style:style style:name="T74" style:family="text">
      <style:text-properties fo:font-weight="normal" officeooo:rsid="0112647a" style:font-weight-asian="normal" style:font-weight-complex="normal"/>
    </style:style>
    <style:style style:name="T75" style:family="text">
      <style:text-properties fo:font-weight="normal" officeooo:rsid="0118bbab" style:font-weight-asian="normal" style:font-weight-complex="normal"/>
    </style:style>
    <style:style style:name="T76" style:family="text">
      <style:text-properties fo:font-weight="normal" officeooo:rsid="011a4227" style:font-weight-asian="normal" style:font-weight-complex="normal"/>
    </style:style>
    <style:style style:name="T77" style:family="text">
      <style:text-properties fo:font-weight="normal" officeooo:rsid="011adc9f" style:font-weight-asian="normal" style:font-weight-complex="normal"/>
    </style:style>
    <style:style style:name="T78" style:family="text">
      <style:text-properties fo:font-weight="normal" officeooo:rsid="011c21b1" style:font-weight-asian="normal" style:font-weight-complex="normal"/>
    </style:style>
    <style:style style:name="T79" style:family="text">
      <style:text-properties fo:font-weight="normal" officeooo:rsid="011d4852" style:font-weight-asian="normal" style:font-weight-complex="normal"/>
    </style:style>
    <style:style style:name="T80" style:family="text">
      <style:text-properties fo:font-weight="normal" officeooo:rsid="01215358" style:font-weight-asian="normal" style:font-weight-complex="normal"/>
    </style:style>
    <style:style style:name="T81" style:family="text">
      <style:text-properties fo:font-weight="normal" officeooo:rsid="0122ed1e" style:font-weight-asian="normal" style:font-weight-complex="normal"/>
    </style:style>
    <style:style style:name="T82" style:family="text">
      <style:text-properties fo:font-weight="normal" officeooo:rsid="012c3939" style:font-weight-asian="normal" style:font-weight-complex="normal"/>
    </style:style>
    <style:style style:name="T83" style:family="text">
      <style:text-properties fo:font-weight="normal" officeooo:rsid="0132a639" style:font-weight-asian="normal" style:font-weight-complex="normal"/>
    </style:style>
    <style:style style:name="T84" style:family="text">
      <style:text-properties fo:font-weight="normal" officeooo:rsid="01363059" style:font-weight-asian="normal" style:font-weight-complex="normal"/>
    </style:style>
    <style:style style:name="T85" style:family="text">
      <style:text-properties fo:font-weight="normal" officeooo:rsid="013722f1" style:font-weight-asian="normal" style:font-weight-complex="normal"/>
    </style:style>
    <style:style style:name="T86" style:family="text">
      <style:text-properties fo:font-weight="normal" officeooo:rsid="002b91e4" fo:background-color="#ff8000" loext:char-shading-value="0" style:font-weight-asian="normal" style:font-weight-complex="normal"/>
    </style:style>
    <style:style style:name="T87" style:family="text">
      <style:text-properties fo:font-weight="normal" fo:background-color="#b2b2b2" loext:char-shading-value="0" style:font-weight-asian="normal" style:font-weight-complex="normal"/>
    </style:style>
    <style:style style:name="T88" style:family="text">
      <style:text-properties fo:font-weight="normal" officeooo:rsid="002b91e4" fo:background-color="#b2b2b2" loext:char-shading-value="0" style:font-weight-asian="normal" style:font-weight-complex="normal"/>
    </style:style>
    <style:style style:name="T89" style:family="text">
      <style:text-properties fo:font-weight="normal" officeooo:rsid="002b91e4" fo:background-color="#b2b2b2" loext:char-shading-value="0" style:font-weight-asian="normal" style:font-weight-complex="normal"/>
    </style:style>
    <style:style style:name="T90" style:family="text">
      <style:text-properties fo:font-weight="normal" officeooo:rsid="00c4373f" fo:background-color="#b2b2b2" loext:char-shading-value="0" style:font-weight-asian="normal" style:font-weight-complex="normal"/>
    </style:style>
    <style:style style:name="T91" style:family="text">
      <style:text-properties fo:font-weight="normal" officeooo:rsid="00c4373f" fo:background-color="#b2b2b2" loext:char-shading-value="0" style:font-weight-asian="normal" style:font-weight-complex="normal"/>
    </style:style>
    <style:style style:name="T92" style:family="text">
      <style:text-properties fo:font-weight="normal" officeooo:rsid="011d4852" fo:background-color="transparent" loext:char-shading-value="0" style:font-weight-asian="normal" style:font-weight-complex="normal"/>
    </style:style>
    <style:style style:name="T93" style:family="text">
      <style:text-properties fo:font-weight="normal" fo:background-color="transparent" loext:char-shading-value="0" style:font-weight-asian="normal" style:font-weight-complex="normal"/>
    </style:style>
    <style:style style:name="T94" style:family="text">
      <style:text-properties fo:font-weight="normal" fo:background-color="#bf819e" loext:char-shading-value="0" style:font-weight-asian="normal" style:font-weight-complex="normal"/>
    </style:style>
    <style:style style:name="T95" style:family="text">
      <style:text-properties fo:font-weight="normal" fo:background-color="#bf819e" loext:char-shading-value="0" style:font-weight-asian="normal" style:font-weight-complex="normal"/>
    </style:style>
    <style:style style:name="T96" style:family="text">
      <style:text-properties officeooo:rsid="0026cb84"/>
    </style:style>
    <style:style style:name="T97" style:family="text">
      <style:text-properties officeooo:rsid="008ddef7"/>
    </style:style>
    <style:style style:name="T98" style:family="text">
      <style:text-properties officeooo:rsid="009325d4"/>
    </style:style>
    <style:style style:name="T99" style:family="text">
      <style:text-properties officeooo:rsid="00a65d28"/>
    </style:style>
    <style:style style:name="T100" style:family="text">
      <style:text-properties officeooo:rsid="00af3d97"/>
    </style:style>
    <style:style style:name="T101" style:family="text">
      <style:text-properties fo:background-color="transparent" loext:char-shading-value="0"/>
    </style:style>
    <style:style style:name="T102" style:family="text">
      <style:text-properties officeooo:rsid="011bf15b" fo:background-color="transparent" loext:char-shading-value="0"/>
    </style:style>
    <style:style style:name="T103" style:family="text">
      <style:text-properties fo:background-color="transparent" loext:char-shading-value="0"/>
    </style:style>
    <style:style style:name="T104" style:family="text">
      <style:text-properties officeooo:rsid="012ac0b0" fo:background-color="transparent" loext:char-shading-value="0"/>
    </style:style>
    <style:style style:name="T105" style:family="text">
      <style:text-properties officeooo:rsid="013dafbf" fo:background-color="transparent" loext:char-shading-value="0"/>
    </style:style>
    <style:style style:name="T106" style:family="text">
      <style:text-properties fo:background-color="#ff8000" loext:char-shading-value="0"/>
    </style:style>
    <style:style style:name="T107" style:family="text">
      <style:text-properties fo:background-color="#bf819e" loext:char-shading-value="0"/>
    </style:style>
    <style:style style:name="T108" style:family="text">
      <style:text-properties fo:background-color="#bf819e" loext:char-shading-value="0"/>
    </style:style>
    <style:style style:name="T10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iste d’avantages : </text:p>
      <text:p text:style-name="P36"/>
      <text:p text:style-name="P36">Stable et maniable</text:p>
      <text:p text:style-name="P36">Ultra-robuste</text:p>
      <text:p text:style-name="P36">Confortable et sûr</text:p>
      <text:p text:style-name="P36">Facile à manœuvrer</text:p>
      <text:p text:style-name="P36">Guidage et pédalage légers</text:p>
      <text:p text:style-name="P36">Facile à manipuler</text:p>
      <text:p text:style-name="P36">Accès facile, cadre abaissé</text:p>
      <text:p text:style-name="P36">Compact, stable, maniable</text:p>
      <text:p text:style-name="P36">Conduite fluide et facile</text:p>
      <text:p text:style-name="P36">Grande capacité de charge</text:p>
      <text:p text:style-name="P36">Confort ergonomique optimal</text:p>
      <text:p text:style-name="P36">Conception pratique et compacte</text:p>
      <text:p text:style-name="P36">Conception légère pour une utilisation facile</text:p>
      <text:p text:style-name="P36">Coloris vibrants et ludiques</text:p>
      <text:p text:style-name="P36">Siège confortable pour une conduite agréable</text:p>
      <text:p text:style-name="P36">Durabilité à long terme</text:p>
      <text:p text:style-name="P36"/>
      <text:p text:style-name="P61">---<text:span text:style-name="T101"> <text:s/></text:span><text:span text:style-name="T102">intégré</text:span><text:span text:style-name="T101"> dans la bdd</text:span></text:p>
      <text:p text:style-name="P61"><text:span text:style-name="T106">---</text:span><text:span text:style-name="T101"> <text:s/>manque d’information</text:span></text:p>
      <text:p text:style-name="P62"><text:span text:style-name="T107">---</text:span><text:span text:style-name="T101"> <text:s/></text:span><text:span text:style-name="T105">vérification à faire</text:span></text:p>
      <text:p text:style-name="P63"><text:span text:style-name="T109">---</text:span><text:span text:style-name="T101"> <text:s/></text:span><text:span text:style-name="T104">on ne met rien</text:span></text:p>
      <text:p text:style-name="P47"/>
      <text:p text:style-name="P47"/>
      <text:p text:style-name="P48">LES HANDBIKES</text:p>
      <text:p text:style-name="P17"/>
      <text:p text:style-name="P1">Nom produit : <text:span text:style-name="T87">HANDBIKE MANUEL CITY MAX 20''</text:span></text:p>
      <text:p text:style-name="P1">Description : <text:span text:style-name="T1">Découvrez le HANDBIKE MANUEL CITY MAX 20'', conçu pour résister aux défis grâce à sa fourche solide. Sa roue de 20 pouces offre des capacités de franchissement exceptionnelles. L'installation est simple, rapide et aisée. Le système de fixation à mâchoires assure un serrage efficace, tandis que la protection de la mâchoire prévient toute détérioration de votre fauteuil. Les multiples réglages offrent un positionnement optimal, et le mécanisme de relevage automatique vous permet de passer en mode route en un clin d'œil. Le pédalier Stricker, plus large et en aluminium, garantit une poussée améliorée pour une expérience de handbike optimale.</text:span></text:p>
      <text:p text:style-name="P1">Description courte : <text:span text:style-name="T1">Le HANDBIKE MANUEL CITY MAX 20'' : robustesse et performance pour une expérience de handbike inégalée. Transformez vos déplacements en un plaisir ultime !</text:span></text:p>
      <text:p text:style-name="P64">video 1 : <text:span text:style-name="T1">https://www.youtube.com/embed/Vu0v9wEnI2M</text:span></text:p>
      <text:p text:style-name="P64">video 2 : <text:span text:style-name="T1">https://www.youtube.com/embed/9G7CVqIFRYs</text:span></text:p>
      <text:p text:style-name="P23">fiche descriptive : <text:span text:style-name="T72">test.pdf</text:span></text:p>
      <text:p text:style-name="P1">caractéristiques : <text:span text:style-name="T1">Boite de Vitesses et 3 plateaux (14, 28, 38);Béquilles de maintien;Poignées ergonomiques;Changement de vitesses à la poignée;Frein V brake à la poignée pour le stationnement;Commande de frein à disque à la poignée (Droite ou gauche);Manivelles Stricker en aluminium;Compteur multifonctions;Lumières avant et arrière;Sonnette;Axe de pédalier sur mesure (standard 92 cm);Pneus route haute performance;Relevage des roues avec enclenchement automatique;Couleurs : Gris argent métallisé, rouge vif métallisé,bleu nuit métallisé, noir brillant</text:span></text:p>
      <text:p text:style-name="P1">categorie id : <text:span text:style-name="T2">11</text:span></text:p>
      <text:p text:style-name="P1">utilisation id : <text:span text:style-name="T2">1</text:span></text:p>
      <text:p text:style-name="P1">slug : <text:span text:style-name="T2">handbike-manuel-city-max-20</text:span></text:p>
      <text:p text:style-name="P68">image1 : <text:span text:style-name="T1">city-max-</text:span><text:span text:style-name="T71">1</text:span><text:span text:style-name="T1">.jpg</text:span></text:p>
      <text:p text:style-name="P68">image2 : <text:span text:style-name="T1">city-max-</text:span><text:span text:style-name="T71">2</text:span><text:span text:style-name="T1">.jpg</text:span></text:p>
      <text:p text:style-name="P68">image3 : <text:span text:style-name="T1">city-max-</text:span><text:span text:style-name="T71">3</text:span><text:span text:style-name="T1">.jpg</text:span></text:p>
      <text:p text:style-name="P68"><text:soft-page-break/>image4 : <text:span text:style-name="T1">city-max-</text:span><text:span text:style-name="T71">4</text:span><text:span text:style-name="T1">.jpg</text:span></text:p>
      <text:p text:style-name="P68">image5 : <text:span text:style-name="T1">city-max-</text:span><text:span text:style-name="T71">5</text:span><text:span text:style-name="T1">.jpg</text:span></text:p>
      <text:p text:style-name="P68">avantages : <text:span text:style-name="T73">Confortable pour l'utilisateur;Sécurité grâce au système de freinage;Design compact et maniable;Respectueux de l'environnement;Roues larges pour </text:span><text:span text:style-name="T74">l’</text:span><text:span text:style-name="T73">adhérence</text:span></text:p>
      <text:p text:style-name="P1">marque id : <text:span text:style-name="T2">3</text:span></text:p>
      <text:p text:style-name="P35"/>
      <text:p text:style-name="P1">Nom produit : <text:span text:style-name="T1">HANDBIKE MANUEL CITY 7</text:span></text:p>
      <text:p text:style-name="P1">Description : <text:span text:style-name="T1">Le tricycle pour personnes à mobilité réduite est l'allié parfait pour vos déplacements en toute sécurité et simplicité. Doté d'un système de freinage par rétropédalage et d'une boîte de vitesses intégrée dans le moyeu de roue, il est facile à utiliser. Sa conception tout-terrain permet de le conduire sur une variété de terrains, et son option "tétra" le rend accessible à une large population de personnes à mobilité réduite. Attention : les fauteuils roulants avec palettes amovibles doivent être équipés d'une adaptation générale pour une utilisation optimale.</text:span></text:p>
      <text:p text:style-name="P1">Description courte : <text:span text:style-name="T1">Le tricycle tout-terrain pour personnes à mobilité réduite : facilitez vos déplacements en toute sécurité et simplicité.</text:span></text:p>
      <text:p text:style-name="P1">video 1 : <text:span text:style-name="T1">https://www.youtube.com/embed/yvontlYjwf8</text:span></text:p>
      <text:p text:style-name="P65">video 2 : <text:span text:style-name="T1">https://www.youtube.com/embed/Vu0v9wEnI2M</text:span></text:p>
      <text:p text:style-name="P23">fiche descriptive : <text:span text:style-name="T1">xxx</text:span></text:p>
      <text:p text:style-name="P1">caractéristiques : <text:span text:style-name="T1">Roue de 20 pouces Béquilles de maintien Poignées ergonomiques;7 vitesses Shimano;Changement de vitesses fixe sur le pommeau avec indexeur;Frein par rétropédalage;Frein de stationnement V brake (exigez toujours deux moyens de freinage pour votre sécurité);Cadre molybdène peinture par pulvérisation;Compteur multifonctions;Lumières avant et arrière;Sonnette;Axe de pédalier sur mesure;Relevage des roues avec enclenchement automatique;Couleurs : Gris argent métallisé, rouge vif métallisé, bleu nuit métallisé, noir brillant et noir Mat;ATTENTION : Les fauteuils roulants avec potences amovibles doivent être équipés obligatoirement d'une adaptation générale</text:span></text:p>
      <text:p text:style-name="P1">categorie id : <text:span text:style-name="T3">11</text:span></text:p>
      <text:p text:style-name="P1">utilisation id : <text:span text:style-name="T3">1</text:span></text:p>
      <text:p text:style-name="P1">slug : <text:span text:style-name="T3">handbike-manuel-city-7</text:span></text:p>
      <text:p text:style-name="P23">image1 : <text:span text:style-name="T1">xxx</text:span></text:p>
      <text:p text:style-name="P23">image2 : <text:span text:style-name="T1">xxx</text:span></text:p>
      <text:p text:style-name="P23">image3 : <text:span text:style-name="T1">xxx</text:span></text:p>
      <text:p text:style-name="P23">image4 : <text:span text:style-name="T1">xxx</text:span></text:p>
      <text:p text:style-name="P23">image5 : <text:span text:style-name="T1">xxx</text:span></text:p>
      <text:p text:style-name="P23">avantages : <text:span text:style-name="T1">xxx</text:span></text:p>
      <text:p text:style-name="P1">marque id : <text:span text:style-name="T3">3</text:span></text:p>
      <text:p text:style-name="P37"/>
      <text:p text:style-name="P2">Nom produit : <text:span text:style-name="T4">HANDBIKE MANUEL CITY COMPACT</text:span></text:p>
      <text:p text:style-name="P2">Description : <text:span text:style-name="T4">Le City compact se démarque de la concurrence en tant qu'handbike pliable unique sur le marché : ultra-léger et compact, il est idéal pour les utilisateurs qui cherchent une solution de mobilité efficace, tout en minimisant l'encombrement. Sa boîte 5 vitesses permet des déplacements rapides et fluides sur des parcours plats, tandis que sa facilité d'utilisation et sa faible nécessité d'entretien en font un choix pratique pour les personnes à mobilité réduite. L'option de béquille de maintien en option ajoute une couche de commodité supplémentaire en offrant un soutien pour l'arrêt et le stationnement de l'handbike. Veuillez noter que le City compact est à utiliser exclusivement sur les terrains plats ou les pentes faibles, ce qui en fait une solution idéale pour les zones urbaines ou les environs résidentiels.</text:span></text:p>
      <text:p text:style-name="P2">Description courte : <text:span text:style-name="T4">Le City compact, l'handbike pliable ultra-léger et compact avec boîte 5 vitesses, idéal pour des déplacements rapides et fluides tout en minimisant l'encombrement.</text:span></text:p>
      <text:p text:style-name="P2">video 1 : <text:span text:style-name="T4">https://www.youtube.com/watch?v=ucnac-ObgUk&amp;ab_channel=MARCONNETTECHNOLOGIES%E2%84%A2</text:span></text:p>
      <text:p text:style-name="P24">video 2 : <text:span text:style-name="T1">xxx</text:span></text:p>
      <text:p text:style-name="P24"><text:soft-page-break/>fiche descriptive : <text:span text:style-name="T1">xxx</text:span></text:p>
      <text:p text:style-name="P2">caractéristiques : <text:span text:style-name="T4">Roue de 16 <text:s/>pouces;Poignées ergonomiques;5 vitesses;Changement de vitesses par poignée tournante;Frein par rétropédalage;Frein de stationnement V brake (exigez toujours deux moyens de freinage pour votre sécurité);Cadre molybdène peinture par pulvérisation;Lumières avant et arrière;Sonnette;Relevage des roues avec enclenchement automatique;Couleurs : Gris argent métallisé, rouge vif métallisé, bleu nuit métallisé, noir brillant, autre couleur sur demande;ATTENTION : Les fauteuils roulants avec potences amovibles doivent être équipés obligatoirement d'une adaptation générale</text:span></text:p>
      <text:p text:style-name="P2">categorie id : <text:span text:style-name="T5">11</text:span></text:p>
      <text:p text:style-name="P2">utilisation id : <text:span text:style-name="T5">1</text:span></text:p>
      <text:p text:style-name="P2">slug : <text:span text:style-name="T6">handbike-manuel-city-compact</text:span></text:p>
      <text:p text:style-name="P24">image1 : <text:span text:style-name="T1">xxx</text:span></text:p>
      <text:p text:style-name="P24">image2 : <text:span text:style-name="T1">xxx</text:span></text:p>
      <text:p text:style-name="P24">image3 : <text:span text:style-name="T1">xxx</text:span></text:p>
      <text:p text:style-name="P24">image4 : <text:span text:style-name="T1">xxx</text:span></text:p>
      <text:p text:style-name="P24">image5 : <text:span text:style-name="T1">xxx</text:span></text:p>
      <text:p text:style-name="P24">avantages : <text:span text:style-name="T1">xxx</text:span></text:p>
      <text:p text:style-name="P2"><text:span text:style-name="T96">marque id </text:span><text:span text:style-name="T3">: </text:span><text:span text:style-name="T5">3</text:span></text:p>
      <text:p text:style-name="P2"/>
      <text:p text:style-name="P3">Nom produit : <text:span text:style-name="T8">HANDBIKE MANUEL CITY KID</text:span></text:p>
      <text:p text:style-name="P3">Description :<text:span text:style-name="T4"> </text:span><text:span text:style-name="T9">Le handbike enfant et adolescent est conçu avec les mêmes éléments et la même qualité de fabrication que nos handbikes adultes, offrant ainsi une expérience de conduite fluide et fiable. Grâce à sa colonne de direction et ses bras de fixation plus courts, il est parfaitement adapté aux personnes de petite taille. Avec sa roue de 16 pouces, ce handbike franchit facilement les obstacles. De plus, son système de freinage et sa boîte 5 vitesses sont très simples à utiliser, offrant une expérience de conduite sans stress pour les jeunes cyclistes en herbe. Le handbike enfant et adolescent est la solution idéale pour initier les plus jeunes à l'handbike, en toute sécurité et avec une qualité de fabrication irréprochable.</text:span></text:p>
      <text:p text:style-name="P3">Description courte : <text:span text:style-name="T7">Donnez à vos enfants la chance de découvrir le handbike en toute sécurité avec notre handbike enfant et adolescent, offrant une qualité de fabrication équivalente à celle des modèles adultes avec une utilisation simple et fluide.</text:span></text:p>
      <text:p text:style-name="P25">video 1 : <text:span text:style-name="T7">xxx</text:span></text:p>
      <text:p text:style-name="P25">video 2 : <text:span text:style-name="T1">xxx </text:span></text:p>
      <text:p text:style-name="P25">fiche descriptive : <text:span text:style-name="T1">xxx</text:span></text:p>
      <text:p text:style-name="P3">caractéristiques : <text:span text:style-name="T7">Roue de 16 pouces;Poignées ergonomiques kid sans axe;5 vitesses;Changement de vitesses rotatif;Frein par rétropédalage;Frein de stationnement V brake (exigez toujours deux moyens de freinage pourvotre sécurité);Cadre molybdène aluminium peinture par pulvérisation;Lumière avant et arrière;Attention, béquilles de maintien en option;Sonnette;Relevage des roues avec enclenchement automatique;Couleurs : Gris argent métallisé, rouge vif métallisé, bleu nuit métallisé,noir brillant;Fixations multi-positions verticales;Pédalier manuel 3 positions;Chaine protégée par gaine Téflon;Amortisseur de direction;ATTENTION:Les fauteuils roulants avec potences amovibles doivent être équipés obligatoirement d'une adaptation générale</text:span></text:p>
      <text:p text:style-name="P3">categorie id : <text:span text:style-name="T5">11</text:span></text:p>
      <text:p text:style-name="P3">utilisation id : <text:span text:style-name="T5">1</text:span></text:p>
      <text:p text:style-name="P3">slug : <text:span text:style-name="T10">handbike-manuel-city-kid</text:span></text:p>
      <text:p text:style-name="P25">image1 : <text:span text:style-name="T1">xxx</text:span></text:p>
      <text:p text:style-name="P25">image2 : <text:span text:style-name="T1">xxx</text:span></text:p>
      <text:p text:style-name="P25">image3 : <text:span text:style-name="T1">xxx</text:span></text:p>
      <text:p text:style-name="P25">image4 : <text:span text:style-name="T1">xxx</text:span></text:p>
      <text:p text:style-name="P25">image5 : <text:span text:style-name="T1">xxx</text:span></text:p>
      <text:p text:style-name="P25">avantages : <text:span text:style-name="T1">xxx</text:span></text:p>
      <text:p text:style-name="P3"><text:span text:style-name="T96">marque id :</text:span><text:span text:style-name="T3"> </text:span><text:span text:style-name="T10">3</text:span></text:p>
      <text:p text:style-name="P38"><text:soft-page-break/></text:p>
      <text:p text:style-name="P4">Nom produit : <text:span text:style-name="T7">HANDBIKE MANUEL SPORT 20''</text:span></text:p>
      <text:p text:style-name="P4">Description :<text:span text:style-name="T4"> </text:span><text:span text:style-name="T7">Notre handbike est techniquement très évolué grâce à ses 72 vitesses, vous permettant d'avoir toujours le bon rapport par rapport à votre force, pour des trajets plus rapides, plus longs et avec des pentes importantes grâce au déport de roues. Le handbike est idéal pour les longues promenades avec des amis, tout en profitant d'un design élégant et robuste. Nous proposons différentes tailles de roues pour s'adapter à vos besoins, ce qui en fait une solution sur mesure pour chaque utilisateur. Fiable et résistant, notre handbike est un choix éclairé pour les amateurs de vélo à la recherche d'une expérience de conduite de qualité supérieure.</text:span></text:p>
      <text:p text:style-name="P4">Description courte : <text:span text:style-name="T7">Libérez votre potentiel de cycliste avec notre handbike haut de gamme : 72 vitesses, design élégant et résistant, il est conçu pour les amateurs de vélo les plus exigeants.</text:span></text:p>
      <text:p text:style-name="P4">video 1 : <text:span text:style-name="T7">https://www.youtube.com/watch?v=jFtGzzOaAws&amp;ab_channel=R%26EStrickerReha-EntwicklungenGmbH</text:span></text:p>
      <text:p text:style-name="P26">video 2 : <text:span text:style-name="T1">xxx</text:span></text:p>
      <text:p text:style-name="P26">fiche descriptive : <text:span text:style-name="T1">xxx</text:span></text:p>
      <text:p text:style-name="P4">caractéristiques : <text:span text:style-name="T7">Poignées ergonomiques;Frein de stationnement V brake (exigez toujours deux moyens de freinage pour votre sécurité);Cadre molybdène peinture par pulvérisation;Lumières avant et arrière;Sonnette;Relevage des roues avec enclenchement automatique;Couleurs : Gris argent métallisé, rouge vif métallisé, bleu nuit métallisé, noir brillant;Gaine de protection;Dérailleur SRAM Dual Drive 3 X 8;Plateaux (14.28.38) dents;Frein de parking;Pédalier corne de vache;Changement de vitesses à la poignée;Frein à disque;Changement de plateaux avec manette fixée sur le pommeau;Sortie de gaine de frein renforcée par ressort inox;Compteur multi-fonctions;ATTENTION : Les fauteuils roulants avec potences amovibles doivent être équipés obligatoirement d'une adaptation générale</text:span></text:p>
      <text:p text:style-name="P4">categorie id : <text:span text:style-name="T5">11</text:span></text:p>
      <text:p text:style-name="P4">utilisation id : <text:span text:style-name="T5">1</text:span></text:p>
      <text:p text:style-name="P4">slug : <text:span text:style-name="T11">handbike-manuel-sport-20</text:span></text:p>
      <text:p text:style-name="P26">image1 : <text:span text:style-name="T1">xxx</text:span></text:p>
      <text:p text:style-name="P26">image2 : <text:span text:style-name="T1">xxx</text:span></text:p>
      <text:p text:style-name="P26">image3 : <text:span text:style-name="T1">xxx</text:span></text:p>
      <text:p text:style-name="P26">image4 : <text:span text:style-name="T1">xxx</text:span></text:p>
      <text:p text:style-name="P26">image5 : <text:span text:style-name="T1">xxx</text:span></text:p>
      <text:p text:style-name="P26">avantages : <text:span text:style-name="T1">xxx</text:span></text:p>
      <text:p text:style-name="P4"><text:span text:style-name="T96">marque id :</text:span><text:span text:style-name="T3"> </text:span><text:span text:style-name="T11">3</text:span></text:p>
      <text:p text:style-name="P39"/>
      <text:p text:style-name="P4">Nom produit : <text:span text:style-name="T7">HANDBIKE BAS MANUEL 26"</text:span></text:p>
      <text:p text:style-name="P4">Description :<text:span text:style-name="T4"> </text:span><text:span text:style-name="T7">Le modèle Lupo Stricker est unique en son genre grâce à ses options personnalisables, qui répondent aux besoins individuels de chaque utilisateur, qu'il soit manuel ou hybride avec les motorisations Neodrives ou Lipo Smart. En plus de promouvoir l'entraînement musculaire, la fonction cardiovasculaire et la coordination entre les bras et les jambes, le Lupo Stricker offre également des versions spéciales avec deux moteurs de roues arrière supplémentaires et différentes tailles de roues pour un ajustement parfait. Les dossiers et les sièges peuvent être facilement ajustés sans outil et rabattus pour un accès facile au vélo. De plus, l'équipement peut être démonté en deux parties pour un transport facile. Avec le Lupo Stricker, profitez d'une mobilité accrue et d'un mode de vie indépendant avec un grand rayon d'action. Des équipements spéciaux pour les tétraplégiques sont également disponibles sur demande.</text:span></text:p>
      <text:p text:style-name="P4">Description courte : <text:span text:style-name="T7">Découvrez le handbike personnalisable Lupo Stricker, la solution parfaite pour une mobilité accrue et un mode de vie indépendant, avec des options uniques pour répondre à vos besoins individuels.</text:span></text:p>
      <text:p text:style-name="P4">video 1 : <text:span text:style-name="T7">https://www.youtube.com/watch?v=XkuurpoWeec&amp;ab_channel=R%26EStrickerReha-EntwicklungenGmbH</text:span></text:p>
      <text:p text:style-name="P26">video 2 : <text:span text:style-name="T1">xxx</text:span></text:p>
      <text:p text:style-name="P26"><text:soft-page-break/>fiche descriptive : <text:span text:style-name="T1">xxx</text:span></text:p>
      <text:p text:style-name="P4">caractéristiques : <text:span text:style-name="T7">Entraînement Manivelle;Taille des roues Pneu avant 26x1, pneu arrière haute pression 20x1;Changement de vitesse 27 vitesses;Frein à disque et frein en V;Position du levier de changement de vitesse et de frein Poignée ergonomique avec poignée de changement de vitesse des deux côtés;Manivelles Bullhorn;Poids total 18 kg;Équipement de base Tachymètre de bicyclette;Dossier réglable en angle et coulissant;Couleur argent métallique</text:span></text:p>
      <text:p text:style-name="P4">categorie id : <text:span text:style-name="T5">11</text:span></text:p>
      <text:p text:style-name="P4">utilisation id : <text:span text:style-name="T5">1</text:span></text:p>
      <text:p text:style-name="P4">slug : <text:span text:style-name="T12">handbike-bas-manuel-26</text:span></text:p>
      <text:p text:style-name="P26">image1 : <text:span text:style-name="T1">xxx</text:span></text:p>
      <text:p text:style-name="P26">image2 : <text:span text:style-name="T1">xxx</text:span></text:p>
      <text:p text:style-name="P26">image3 : <text:span text:style-name="T1">xxx</text:span></text:p>
      <text:p text:style-name="P26">image4 : <text:span text:style-name="T1">xxx</text:span></text:p>
      <text:p text:style-name="P26">image5 : <text:span text:style-name="T1">xxx</text:span></text:p>
      <text:p text:style-name="P26">avantages : <text:span text:style-name="T1">xxx</text:span></text:p>
      <text:p text:style-name="P4"><text:span text:style-name="T96">marque id :</text:span><text:span text:style-name="T3"> </text:span><text:span text:style-name="T12">3</text:span></text:p>
      <text:p text:style-name="P39"/>
      <text:p text:style-name="P4">Nom produit : <text:span text:style-name="T89">HANDBIKE HYBRIDE SMART WILD 20''</text:span></text:p>
      <text:p text:style-name="P4">Description :<text:span text:style-name="T4"> </text:span><text:span text:style-name="T7">Le handbike hybride Smart Wild est le modèle le plus innovant de notre gamme, offrant une expérience de conduite unique en son genre. Il combine les avantages d'un vélo à main manuel avec un dispositif d'assistance électrique, vous offrant une mobilité hors route incomparable. Grâce à son puissant moteur, vous pouvez gravir les sommets les plus hauts en toute simplicité, tout en bénéficiant d'un confort et d'une sécurité inégalés. Les descentes ne sont pas un problème non plus grâce à son effet de freinage élevé. Conçu pour des sorties en tout-terrain sur des chemins en gravier et les champs, la Smart Wild vous permet de profiter de toutes les aventures qui vous attendent. Attendez-vous à des moments qui semblent ne jamais se terminer avec ce handbike unique en son genre. Ne vous contentez pas d'un handbike ordinaire, optez pour la Smart Wild pour une expérience de conduite incomparable.</text:span></text:p>
      <text:p text:style-name="P4">Description courte : <text:span text:style-name="T7">Découvrez la puissance de l'hybride avec le handbike Smart Wild, votre solution ultime pour une expérience de conduite tout-terrain incomparable.</text:span></text:p>
      <text:p text:style-name="P73">video 1 : <text:span text:style-name="T7">https://www.youtube.com/embed/IGrIA9uAsxw</text:span></text:p>
      <text:p text:style-name="P26">fiche descriptive : <text:span text:style-name="T83">test.pdf</text:span></text:p>
      <text:p text:style-name="P4">caractéristiques : <text:span text:style-name="T7">Moteur de 1500 watts (Moteur de 2000 watts en option);Accélérateur à la gâchette (jusqu'à 6 km/h);Afficheur à haute résolution et à fort contraste LED;Double frein à disque (Freinà disque hydraulique en option);Batterie lithium 13 Ah avec indicateur de capacité, chargeur inclus (Batterie17Ah en option);Port USB sur l’écran;Roue de 20 pouces (Pneu de cyclomoteur très durable);Vitesse maxi de 25 km/h;Poids total de 30 Kg (batterie incluse);Toute couleur RAL disponible;Feu avant LED 48V avec klaxon intégré;Béquilles (Diverses béquilles en option);ATTENTION : Les fauteuils roulants avec potences amovibles doivent être équipés obligatoirement d'une adaptation générale</text:span></text:p>
      <text:p text:style-name="P4">categorie id : <text:span text:style-name="T5">11</text:span></text:p>
      <text:p text:style-name="P4">utilisation id : <text:span text:style-name="T13">2</text:span></text:p>
      <text:p text:style-name="P4">slug : <text:span text:style-name="T13">handbike-hybride-smart-wild-20</text:span></text:p>
      <text:p text:style-name="P73">image1 : <text:span text:style-name="T1">smart-wild-1.jpg</text:span></text:p>
      <text:p text:style-name="P73">image2 : <text:span text:style-name="T1">smart-wild-</text:span><text:span text:style-name="T82">2</text:span><text:span text:style-name="T1">.jpg</text:span></text:p>
      <text:p text:style-name="P73">image3 : <text:span text:style-name="T1">smart-wild-</text:span><text:span text:style-name="T82">3</text:span><text:span text:style-name="T1">.jpg</text:span></text:p>
      <text:p text:style-name="P73">image4 : <text:span text:style-name="T1">smart-wild-</text:span><text:span text:style-name="T82">4</text:span><text:span text:style-name="T1">.</text:span><text:span text:style-name="T82">png</text:span></text:p>
      <text:p text:style-name="P73">image5 : <text:span text:style-name="T1">smart-wild-</text:span><text:span text:style-name="T82">5</text:span><text:span text:style-name="T1">.jpg</text:span></text:p>
      <text:p text:style-name="P73">avantages : <text:span text:style-name="T1">Facile à contrôler et manœuvrer;Design élégant et moderne;Adhérence maximale;Électrique pour moins d'effort physique;Suspension intégrale</text:span></text:p>
      <text:p text:style-name="P4"><text:span text:style-name="T96">marque id :</text:span><text:span text:style-name="T3"> </text:span><text:span text:style-name="T13">3</text:span></text:p>
      <text:p text:style-name="P39"/>
      <text:p text:style-name="P4"><text:soft-page-break/>Nom produit : <text:span text:style-name="T7">HANDBIKE HYBRIDE NEODRIVES 20"</text:span></text:p>
      <text:p text:style-name="P4">Description :<text:span text:style-name="T4"> </text:span><text:span text:style-name="T7">Le modèle Stricker Handbikes "Neodrives" est un handbike électrique de qualité supérieure, conçu pour les passionnés de la montagne. En montée, il impressionne par sa puissance, grâce à son puissant moteur électrique d'Alber, fabriqué en Allemagne, qui accélère dès le départ pour une expérience de conduite optimale. Mais c'est en descente que le Neodrives montre toute sa force, avec son mode de récupération qui maintient une vitesse constante et assure une sécurité et un confort inégalés. En plus de l'assistance au freinage et de l'assistance à la descente, qui permet une récupération manuelle, le Neodrives offre également une marche arrière intégrée pour une manœuvrabilité accrue. En outre, il permet d'obtenir jusqu'à 10 % d'autonomie en plus par rapport à un moteur sans récupération, vous permettant de prolonger vos sorties et de profiter pleinement de votre expérience de conduite. Le modèle "Neodrives" de Stricker Handbikes est un choix fiable et de qualité pour tous ceux qui cherchent à passer d'un vélo à main manuel à un vélo à main électrique, garantissant une expérience de conduite optimale dans toutes les situations de la vie quotidienne.</text:span></text:p>
      <text:p text:style-name="P4">Description courte : <text:span text:style-name="T7">Découvrez la puissance de l'hybride avec le handbike Stricker "Neodrives", le choix ultime pour une expérience de conduite tout-terrain exceptionnelle.</text:span></text:p>
      <text:p text:style-name="P4">video 1 : <text:span text:style-name="T7">https://www.youtube.com/embed/0j0wvTZHeCI</text:span></text:p>
      <text:p text:style-name="P26">video 2 : <text:span text:style-name="T1">xxx</text:span></text:p>
      <text:p text:style-name="P26">fiche descriptive : <text:span text:style-name="T84">test.pdf</text:span></text:p>
      <text:p text:style-name="P4">caractéristiques : <text:span text:style-name="T7">Moteur Brushless 250 watts;Batterie lithium standard 36V 17 Ah;Autonomie jusqu'à 40 Km;Roue avant 20 pouces;Vitesse jusqu'à 25 km/h;Marche arrière de série;Frein à disque;Béquille de stationnement;Coloris: Noire ou imitation carbone;Poids: 19kg sans batterie;Conçue, fabriquée et assemblée en Allemagne</text:span></text:p>
      <text:p text:style-name="P4">categorie id : <text:span text:style-name="T5">11</text:span></text:p>
      <text:p text:style-name="P4">utilisation id : <text:span text:style-name="T14">2</text:span></text:p>
      <text:p text:style-name="P4">slug : <text:span text:style-name="T14">handbike-hybride-neodrives-20</text:span></text:p>
      <text:p text:style-name="P26">image1 : <text:span text:style-name="T1">xxx</text:span></text:p>
      <text:p text:style-name="P26">image2 : <text:span text:style-name="T1">xxx</text:span></text:p>
      <text:p text:style-name="P26">image3 : <text:span text:style-name="T1">xxx</text:span></text:p>
      <text:p text:style-name="P26">image4 : <text:span text:style-name="T1">xxx</text:span></text:p>
      <text:p text:style-name="P26">image5 : <text:span text:style-name="T1">xxx</text:span></text:p>
      <text:p text:style-name="P73">avantages : <text:span text:style-name="T1">Facile à utiliser et à manœuvrer;Batterie longue durée;Assistance électrique et contrôle manuel;Compact et facile à transporter;</text:span><text:span text:style-name="T85">Très confortable</text:span></text:p>
      <text:p text:style-name="P4"><text:span text:style-name="T96">marque id :</text:span><text:span text:style-name="T3"> </text:span><text:span text:style-name="T14">3</text:span></text:p>
      <text:p text:style-name="P39"/>
      <text:p text:style-name="P5">Nom produit : <text:span text:style-name="T7">HANDBIKE HYBRIDE PARA 20''</text:span></text:p>
      <text:p text:style-name="P5">Description :<text:span text:style-name="T4"> </text:span><text:span text:style-name="T7">Notre handbike est équipé de la technologie de batteries LIPO, une innovation majeure dans le monde des handbikes, offrant une autonomie plus grande et un poids plus léger pour une expérience de conduite exceptionnelle. Les batteries LIPO sont plus performantes que les batteries classiques et sont capables de fournir une puissance supérieure pour une durée de vie prolongée, permettant une conduite plus longue et plus efficace. Cependant, leur légèreté peut causer un déséquilibre au niveau de la roue avant, en particulier lors d'une utilisation en montagne. Pour cette raison, notre handbike est facilement adaptable avec des poids ou des batteries supplémentaires pour une traction optimale et une expérience de conduite en toute sécurité. Notre handbike est également doté d'un pédalier manuel et d'un capteur de poussée, permettant une assistance réglable et une conduite confortable sur les pentes les plus raides. Avec le LIPO SMART, profitez d'une expérience de conduite agréable et de la possibilité pour tous, y compris les personnes ayant une musculature limitée, de s'entraîner physiquement et de se déplacer sur de longs parcours en toute simplicité. Enfin, notre handbike est un choix de qualité pour les passionnés de la montagne, les athlètes et les personnes à mobilité réduite, offrant une assistance électrique fiable et une expérience de conduite exceptionnelle. En investissant dans notre handbike, vous optez pour un </text:span><text:soft-page-break/><text:span text:style-name="T7">choix fiable et de qualité qui vous permettra de profiter pleinement de vos sorties et de vivre une expérience de conduite inoubliable.</text:span></text:p>
      <text:p text:style-name="P5">Description courte : <text:span text:style-name="T7">Explorez de nouveaux horizons avec notre handbike équipé de la technologie de batteries LIPO, offrant une conduite plus longue et plus efficace pour gravir les pentes les plus raides en toute sécurité.</text:span></text:p>
      <text:p text:style-name="P5">video 1 : <text:span text:style-name="T7">https://www.youtube.com/watch?v=IGrIA9uAsxw&amp;ab_channel=MARCONNETTECHNOLOGIES%E2%84%A2</text:span></text:p>
      <text:p text:style-name="P27">video 2 : <text:span text:style-name="T1">xxx</text:span></text:p>
      <text:p text:style-name="P27">fiche descriptive : <text:span text:style-name="T1">xxx</text:span></text:p>
      <text:p text:style-name="P5">caractéristiques : <text:span text:style-name="T7">Roue de 20 <text:s/>pouces;Poignées ergonomiques;8 vitesses;Changement de vitesses avec poignée tournante;Frein à disque de grand diamètre;Amortisseurs de direction;Protection chaîne;Frein de stationnement V brake (exigez toujours deux moyens de freinage pour votre sécurité);Cadre molybdène peinture par pulvérisation;Lumière avant sur batterie; Led haute puissance;Sonnette;Relevage des roues avec enclenchement automatique;Batteries Lipo démontables et verrouillables;Couleurs : Gris argent métallisé, rouge vif métallisé, bleu nuit métallisé, noir brillant;ATTENTION : Les fauteuils roulants avec potences amovibles doivent être équipés obligatoirement d'une adaptation générale</text:span></text:p>
      <text:p text:style-name="P5">categorie id : <text:span text:style-name="T5">11</text:span></text:p>
      <text:p text:style-name="P5">utilisation id : <text:span text:style-name="T15">2</text:span></text:p>
      <text:p text:style-name="P5">slug : <text:span text:style-name="T15">handbike-hybride-para-20</text:span></text:p>
      <text:p text:style-name="P27">image1 : <text:span text:style-name="T1">xxx</text:span></text:p>
      <text:p text:style-name="P27">image2 : <text:span text:style-name="T1">xxx</text:span></text:p>
      <text:p text:style-name="P27">image3 : <text:span text:style-name="T1">xxx</text:span></text:p>
      <text:p text:style-name="P27">image4 : <text:span text:style-name="T1">xxx</text:span></text:p>
      <text:p text:style-name="P27">image5 : <text:span text:style-name="T1">xxx</text:span></text:p>
      <text:p text:style-name="P27">avantages : <text:span text:style-name="T1">xxx</text:span></text:p>
      <text:p text:style-name="P5"><text:span text:style-name="T96">marque id :</text:span><text:span text:style-name="T3"> </text:span><text:span text:style-name="T16">3</text:span></text:p>
      <text:p text:style-name="P5"/>
      <text:p text:style-name="P5">Nom produit : <text:span text:style-name="T7">HANDBIKE HYBRIDE TETRA 20''</text:span></text:p>
      <text:p text:style-name="P5">Description :<text:span text:style-name="T4"> </text:span><text:span text:style-name="T7">Notre handbike Lipo Smart Tetra a été spécialement conçu pour restaurer l'indépendance des personnes tétraplégiques en leur offrant une mobilité exceptionnelle. Doté de capteurs pédaliers intelligents, notre handbike transforme rapidement et facilement un vélo à main manuel en un vélo électrique. Grâce à une assistance réglable, vous pouvez régler la vitesse de l'assistance selon vos besoins. Notre handbike est également facilement adaptable pour une utilisation en montagne, avec des poids ou des batteries supplémentaires pour une traction optimale. En choisissant notre handbike, vous optez pour une solution de mobilité innovante et fiable pour les personnes tétraplégiques, leur offrant une nouvelle vie et une plus grande indépendance.</text:span></text:p>
      <text:p text:style-name="P5">Description courte : <text:span text:style-name="T7">Restaurez votre indépendance avec notre handbike Lipo Smart Tetra, doté de capteurs pédaliers intelligents pour une mobilité exceptionnelle, même en montagne.</text:span></text:p>
      <text:p text:style-name="P5">video 1 : <text:span text:style-name="T7">https://www.youtube.com/watch?v=wC7IknPyOvc&amp;ab_channel=MARCONNETTECHNOLOGIES%E2%84%A2</text:span></text:p>
      <text:p text:style-name="P27">video 2 : <text:span text:style-name="T1">xxx</text:span></text:p>
      <text:p text:style-name="P27">fiche descriptive : <text:span text:style-name="T1">xxx</text:span></text:p>
      <text:p text:style-name="P5">caractéristiques : <text:span text:style-name="T7">Roue de 20 <text:s/>pouces;Poignées <text:s/>adaptées <text:s/>et ergonomiques pour personnes tétraplégiques;Dérailleur SRAM 8 vitesses;Démultiplication montage;Changement de vitesses avec commande au menton;Freins par rétropédalage avec un V-Brake + Disque;Amortisseurs de direction;Protection chaîne;Frein de stationnement V brake (exigez toujours deux moyens de freinage pour votre sécurité);Cadre molybdène peinture par pulvérisation;Lumière avant sur batterie; Led haute puissance;Sonnette;Relevage des roues avec enclenchement automatique;Batteries Lipo démontables et verrouillables;Couleurs : Gris argent métallisé, rouge vif métallisé, bleu nuit métallisé, noir brillant;ATTENTION : Les fauteuils roulants avec potences amovibles doivent être équipés obligatoirement d'une adaptation générale</text:span></text:p>
      <text:p text:style-name="P5"><text:soft-page-break/>categorie id : <text:span text:style-name="T5">11</text:span></text:p>
      <text:p text:style-name="P5">utilisation id : <text:span text:style-name="T17">2</text:span></text:p>
      <text:p text:style-name="P5">slug : <text:span text:style-name="T17">handbike-hybride-tetra-20</text:span></text:p>
      <text:p text:style-name="P27">image1 : <text:span text:style-name="T1">xxx</text:span></text:p>
      <text:p text:style-name="P27">image2 : <text:span text:style-name="T1">xxx</text:span></text:p>
      <text:p text:style-name="P27">image3 : <text:span text:style-name="T1">xxx</text:span></text:p>
      <text:p text:style-name="P27">image4 : <text:span text:style-name="T1">xxx</text:span></text:p>
      <text:p text:style-name="P27">image5 : <text:span text:style-name="T1">xxx</text:span></text:p>
      <text:p text:style-name="P27">avantages : <text:span text:style-name="T1">xxx</text:span></text:p>
      <text:p text:style-name="P5"><text:span text:style-name="T96">marque id :</text:span><text:span text:style-name="T3"> </text:span><text:span text:style-name="T17">3</text:span></text:p>
      <text:p text:style-name="P40"/>
      <text:p text:style-name="P5">Nom produit : <text:span text:style-name="T7">LOMO 360 MICRO 12 </text:span><text:span text:style-name="T18">POUCES</text:span></text:p>
      <text:p text:style-name="P5">Description :<text:span text:style-name="T4"> </text:span><text:span text:style-name="T7">Notre handbike LOMO 360 12" est le choix parfait pour les aventuriers en quête de mobilité en terrain difficile. Conçu pour affronter le sable, la neige, les graviers et même les trottoirs, notre handbike peut être adapté à tout type de fauteuil pour une expérience de conduite optimale. Avec des performances inégalées, notre LOMO 360 12" est la troisième roue la plus performante du marché, offrant une solution de mobilité innovante et fiable pour les aventuriers qui aiment sortir des sentiers battus.</text:span></text:p>
      <text:p text:style-name="P5">Description courte : <text:span text:style-name="T7">Explorez de nouveaux horizons avec notre handbike LOMO 360 12", conçu pour affronter les terrains les plus difficiles et offrir une expérience de conduite exceptionnelle.</text:span></text:p>
      <text:p text:style-name="P5">video 1 : <text:span text:style-name="T7">https://www.youtube.com/watch?v=7it7gg7CZm8&amp;ab_channel=MARCONNETTECHNOLOGIES%E2%84%A2</text:span></text:p>
      <text:p text:style-name="P27">video 2 : <text:span text:style-name="T1">xxx</text:span></text:p>
      <text:p text:style-name="P27">fiche descriptive : <text:span text:style-name="T1">xxx</text:span></text:p>
      <text:p text:style-name="P27">caractéristiques : <text:span text:style-name="T7">xxx</text:span></text:p>
      <text:p text:style-name="P5">categorie id : <text:span text:style-name="T5">11</text:span></text:p>
      <text:p text:style-name="P5">utilisation id : <text:span text:style-name="T56">2</text:span></text:p>
      <text:p text:style-name="P5">slug : <text:span text:style-name="T18">lomo-360-micro-12-pouces</text:span></text:p>
      <text:p text:style-name="P27">image1 : <text:span text:style-name="T1">xxx</text:span></text:p>
      <text:p text:style-name="P27">image2 : <text:span text:style-name="T1">xxx</text:span></text:p>
      <text:p text:style-name="P27">image3 : <text:span text:style-name="T1">xxx</text:span></text:p>
      <text:p text:style-name="P27">image4 : <text:span text:style-name="T1">xxx</text:span></text:p>
      <text:p text:style-name="P27">image5 : <text:span text:style-name="T1">xxx</text:span></text:p>
      <text:p text:style-name="P27">avantages : <text:span text:style-name="T1">xxx</text:span></text:p>
      <text:p text:style-name="P5"><text:span text:style-name="T96">marque id :</text:span><text:span text:style-name="T3"> </text:span><text:span text:style-name="T18">1</text:span></text:p>
      <text:p text:style-name="P40"/>
      <text:p text:style-name="P5">Nom produit : <text:span text:style-name="T7">LOMO 360 16 POUCES</text:span></text:p>
      <text:p text:style-name="P5">Description :<text:span text:style-name="T4"> </text:span><text:span text:style-name="T7">Notre handbike LOMO 360 12" est le choix parfait pour les aventuriers en quête de mobilité en terrain difficile. Conçu pour affronter le sable, la neige, les graviers et même les trottoirs, notre handbike peut être adapté à tout type de fauteuil pour une expérience de conduite optimale. Avec des performances inégalées, notre LOMO 360 12" est la troisième roue la plus performante du marché, offrant une solution de mobilité innovante et fiable pour les aventuriers qui aiment sortir des sentiers battus.</text:span></text:p>
      <text:p text:style-name="P7">Description courte : <text:span text:style-name="T7">Explorez de nouveaux horizons avec notre handbike LOMO 360 12", conçu pour affronter les terrains les plus difficiles et offrir une expérience de conduite exceptionnelle.</text:span></text:p>
      <text:p text:style-name="P5">video 1 : <text:span text:style-name="T7">https://www.youtube.com/watch?v=7it7gg7CZm8&amp;ab_channel=MARCONNETTECHNOLOGIES%E2%84%A2</text:span></text:p>
      <text:p text:style-name="P27">video 2 : <text:span text:style-name="T1">xxx</text:span></text:p>
      <text:p text:style-name="P27">fiche descriptive : <text:span text:style-name="T1">xxx</text:span></text:p>
      <text:p text:style-name="P27">caractéristiques : <text:span text:style-name="T7">xxx</text:span></text:p>
      <text:p text:style-name="P5">categorie id : <text:span text:style-name="T5">11</text:span></text:p>
      <text:p text:style-name="P5">utilisation id : <text:span text:style-name="T56">2</text:span></text:p>
      <text:p text:style-name="P5"><text:soft-page-break/>slug : <text:span text:style-name="T18">lomo-360-16-pouces</text:span></text:p>
      <text:p text:style-name="P27">image1 : <text:span text:style-name="T1">xxx</text:span></text:p>
      <text:p text:style-name="P27">image2 : <text:span text:style-name="T1">xxx</text:span></text:p>
      <text:p text:style-name="P27">image3 : <text:span text:style-name="T1">xxx</text:span></text:p>
      <text:p text:style-name="P27">image4 : <text:span text:style-name="T1">xxx</text:span></text:p>
      <text:p text:style-name="P27">image5 : <text:span text:style-name="T1">xxx</text:span></text:p>
      <text:p text:style-name="P27">avantages : <text:span text:style-name="T1">xxx</text:span></text:p>
      <text:p text:style-name="P5"><text:span text:style-name="T96">marque id :</text:span><text:span text:style-name="T3"> </text:span><text:span text:style-name="T19">3</text:span></text:p>
      <text:p text:style-name="P40"/>
      <text:p text:style-name="P6">Nom produit : <text:span text:style-name="T7">HANDBIKE TOUT ÉLECTRIQUE 8''</text:span></text:p>
      <text:p text:style-name="P6">Description :<text:span text:style-name="T4"> </text:span><text:span text:style-name="T7">Notre roue motorisée PICO est le choix idéal pour les utilisateurs de fauteuils roulants manuels en quête de liberté et de mobilité. Grâce à sa barre d'ancrage universelle et à son design épuré et coloré, notre PICO s'adapte à la plupart des fauteuils et met en valeur son utilisateur. Avec un poids et un encombrement réduits, PICO est facilement transportable en voiture, en train ou en avion*. Notre garantie de 2 ans sur les composants électroniques, électriques et la batterie assure la fiabilité et la qualité de notre produit. *Sous réserve d'acceptation par la compagnie aérienne.</text:span></text:p>
      <text:p text:style-name="P6">Description courte : <text:span text:style-name="T7">Découvrez notre handbike hybride Lupo Stricker, conçu pour offrir une expérience de conduite exceptionnelle, alliant la puissance du moteur électrique à la performance du pédalage manuel.</text:span></text:p>
      <text:p text:style-name="P6">video 1 : <text:span text:style-name="T7">https://www.youtube.com/watch?v=mO7M4s1xICE&amp;ab_channel=MARCONNETTECHNOLOGIES%E2%84%A2</text:span></text:p>
      <text:p text:style-name="P28">video 2 : <text:span text:style-name="T1">xxx</text:span></text:p>
      <text:p text:style-name="P28">fiche descriptive : <text:span text:style-name="T1">xxx</text:span></text:p>
      <text:p text:style-name="P6">caractéristiques : <text:span text:style-name="T7">Moteur Brushless 250 watts;Batterie lithium standard 36V 8,4 AH (14 AH en option) agréée IATA;Autonomie 40 Km en standard (60 km en version batterie HC);Roue avant gonflable 8 pouces (200mm);Vitesse jusqu'à 10 km/h suivant la législation en vigueur;Marche arrière de série;Frein à disque;Béquille de stationnement;Coloris: Noire ou imitation carbone;Poids: 9.5 kg sans batterie;Guidon pliable de série;Compatible transport aérien sous réserve d'acceptation par la compagnie aèrienne;Conçue, fabriquée et assemblée en Allemagne</text:span></text:p>
      <text:p text:style-name="P6">categorie id : <text:span text:style-name="T5">11</text:span></text:p>
      <text:p text:style-name="P6">utilisation id : <text:span text:style-name="T20">4</text:span></text:p>
      <text:p text:style-name="P6">slug : <text:span text:style-name="T20">handbike-tout-electrique-8</text:span></text:p>
      <text:p text:style-name="P28">image1 : <text:span text:style-name="T1">xxx</text:span></text:p>
      <text:p text:style-name="P28">image2 : <text:span text:style-name="T1">xxx</text:span></text:p>
      <text:p text:style-name="P28">image3 : <text:span text:style-name="T1">xxx</text:span></text:p>
      <text:p text:style-name="P28">image4 : <text:span text:style-name="T1">xxx</text:span></text:p>
      <text:p text:style-name="P28">image5 : <text:span text:style-name="T1">xxx</text:span></text:p>
      <text:p text:style-name="P28">avantages : <text:span text:style-name="T1">xxx</text:span></text:p>
      <text:p text:style-name="P6"><text:span text:style-name="T96">marque id :</text:span><text:span text:style-name="T3"> </text:span><text:span text:style-name="T20">3</text:span></text:p>
      <text:p text:style-name="P41"/>
      <text:p text:style-name="P6">Nom produit : <text:span text:style-name="T7">HANDBIKE TOUT ÉLECTRIQUE 12"</text:span></text:p>
      <text:p text:style-name="P6">Description :<text:span text:style-name="T4"> </text:span><text:span text:style-name="T7">La LIPO LOMO MICRO est bien plus qu'une simple roue motorisée : elle est conçue pour offrir une mobilité accrue et une indépendance totale aux utilisateurs de fauteuils roulants manuels. Grâce à sa conception universelle, elle s'adapte facilement à la plupart des fauteuils, tout en étant légère et compacte pour une facilité de transport optimale. Avec une garantie complète de deux ans sur tous les composants électroniques et électriques, la LIPO LOMO MICRO est la solution idéale pour les personnes qui souhaitent améliorer leur qualité de vie et leur mobilité tout en bénéficiant d'un produit fiable et de haute qualité. De plus, grâce à ses fonctionnalités avancées et à ses options personnalisables, la LIPO LOMO MICRO se démarque de ses concurrents et permet à ses utilisateurs de personnaliser leur expérience de mobilité de manière unique.</text:span></text:p>
      <text:p text:style-name="P6"><text:soft-page-break/>Description courte : <text:span text:style-name="T7">Transformez votre fauteuil roulant en un véritable véhicule électrique avec la roue motorisée LIPO LOMO MICRO, compacte, facile à transporter et au design élégant.</text:span></text:p>
      <text:p text:style-name="P6">video 1 : <text:span text:style-name="T7">https://www.youtube.com/watch?v=mq-7dvzw_cs&amp;ab_channel=MARCONNETTECHNOLOGIES%E2%84%A2</text:span></text:p>
      <text:p text:style-name="P28">video 2 : <text:span text:style-name="T1">xxx</text:span></text:p>
      <text:p text:style-name="P28">fiche descriptive : <text:span text:style-name="T1">xxx</text:span></text:p>
      <text:p text:style-name="P6">caractéristiques : <text:span text:style-name="T1">Moteur Brushless 250 watts;Batterie lithium standard 36V 8,4 AH (14 AH en option) agréée IATA;Autonomie 40 Km en standard (60 km en version batterie HC);Roue avant gonflable 12 pouces;Vitesse jusqu'à 10 km/h suivant la législation en vigueur;Marche arrière de série;Frein à disque double étriers;Béquille de stationnement;</text:span><text:span text:style-name="T21">Coloris: Noire ou imitation carbone;Poids: 13 kg sans batterie;Guidon ajustable multi-positions de série;Compatible transport aérien sous réserve d'acceptation par la compagnie aèrienne;Conçue, fabriquée et assemblée en Allemagne</text:span><text:span text:style-name="T7"> </text:span></text:p>
      <text:p text:style-name="P6">categorie id : <text:span text:style-name="T5">11</text:span></text:p>
      <text:p text:style-name="P6">utilisation id : <text:span text:style-name="T22">4</text:span></text:p>
      <text:p text:style-name="P6">slug : <text:span text:style-name="T22">handbike-tout-electrique-12</text:span></text:p>
      <text:p text:style-name="P28">image1 : <text:span text:style-name="T1">xxx</text:span></text:p>
      <text:p text:style-name="P28">image2 : <text:span text:style-name="T1">xxx</text:span></text:p>
      <text:p text:style-name="P28">image3 : <text:span text:style-name="T1">xxx</text:span></text:p>
      <text:p text:style-name="P28">image4 : <text:span text:style-name="T1">xxx</text:span></text:p>
      <text:p text:style-name="P28">image5 : <text:span text:style-name="T1">xxx</text:span></text:p>
      <text:p text:style-name="P28">avantages : <text:span text:style-name="T1">xxx</text:span></text:p>
      <text:p text:style-name="P6"><text:span text:style-name="T96">marque id :</text:span><text:span text:style-name="T3"> </text:span><text:span text:style-name="T22">3</text:span></text:p>
      <text:p text:style-name="P41"/>
      <text:p text:style-name="P6">Nom produit : <text:span text:style-name="T7">HANDBIKE CROSSBIKE 16"</text:span></text:p>
      <text:p text:style-name="P6">Description :<text:span text:style-name="T4"> </text:span><text:span text:style-name="T7">Le Crossbike de Stricker est bien plus qu'une simple 3ème roue, c'est une véritable machine de guerre pour les aventuriers en quête de sensations fortes. Avec sa puissance moteur de 1500 watts, ce handbike électrique est conçu pour surmonter tous les obstacles, qu'ils soient sur route ou en tout-terrain. Le Crossbike est le choix parfait pour ceux qui cherchent une expérience de conduite inoubliable, avec une vitesse maximale de 45 km/h et une autonomie allant jusqu'à 50 km. Mais le Crossbike n'est pas seulement puissant, il est aussi extrêmement confortable et sûr. Le pneu de scooter résistant offre une excellente traction pour une meilleure adhérence en tout-terrain et une meilleure résistance à l'usure. En outre, le système de freinage est particulièrement efficace, grâce à des freins à disque hydrauliques et un frein moteur intégré. Vous pouvez donc profiter de la vitesse et de l'action en toute sécurité. Enfin, le Crossbike est également personnalisable avec différentes couleurs, options et améliorations pour répondre à tous vos besoins. Avec le Crossbike, vous pouvez vivre une expérience unique et surmonter tous les obstacles qui se dressent sur votre chemin.</text:span></text:p>
      <text:p text:style-name="P6">Description courte : <text:span text:style-name="T7">Découvrez la sensation de liberté et d'aventure ultime avec la nouvelle 3ème roue tout électrique Crossbike de Stricker, conçue pour les amateurs de vitesse et d'action sur tous les terrains.</text:span></text:p>
      <text:p text:style-name="P6">video 1 : <text:span text:style-name="T7">https://www.youtube.com/watch?v=XpLM7W9PFnk&amp;ab_channel=MARCONNETTECHNOLOGIES%E2%84%A2</text:span></text:p>
      <text:p text:style-name="P28">video 2 : <text:span text:style-name="T1">xxx</text:span></text:p>
      <text:p text:style-name="P28">fiche descriptive : <text:span text:style-name="T1">xxx</text:span></text:p>
      <text:p text:style-name="P6">caractéristiques : <text:span text:style-name="T7">Moteur 1500 Watts (Moteur de 2000 Watts en option);Vitesse 6-32 km/h;Batterie au lithium-ion (48V / 13Ah / 624Wh);Options : Batterie <text:s/>17Ah / 48V / 816Wh) ou 2 * Batteries 17 Ah;Régénération de la batterie à la décélération et au freinage : Oui;Affichage haute résolution;Poids de la batterie 4 kg;Temps de charge de la batterie 6,5 h;Chargeur de batterie 48V 2A;Autonomie batterie 13Ah : environ 40km (en terrain plat);Autonomie batterie 17Ah : environ 50km (en terrain plat);Frein à double disque (droite/gauche), frein moteur;Poids maximum utilisateur : 120kg;Poids de transport 25 kg, batterie et pneus de route inclus. Environ 20 kg sans batterie;Poids total 30kg (batterie, poids de traction et béquille incluse);Équipements en </text:span><text:soft-page-break/><text:span text:style-name="T7">options :;Un accélérateur à la gâchette à la place de la poignée rotative;Équipement quadriplégique T3 (le Crossbike nécessite une manipulation sûre, veuillez demander un essai;Double frein (un levier de frein avec 2 câbles Bowden);Deuxième batterie pour augmenter l’autonomie;Différentes béquilles de maintien disponibles;Différents types de pneus en version route et tout-terrain;Support Klickfix pour paniers et sacs;Transporteur Waldkilo, transporteur standard,panier et sac;Rétroviseur;Frein à disque hydraulique;Adaptateur pour fauteuils roulants avec repose-pieds amovibles;Toute couleur RAL disponible</text:span></text:p>
      <text:p text:style-name="P6">categorie id : <text:span text:style-name="T5">11</text:span></text:p>
      <text:p text:style-name="P6">utilisation id : <text:span text:style-name="T23">4</text:span></text:p>
      <text:p text:style-name="P6">slug : <text:span text:style-name="T7">handbike-crossbike-16</text:span></text:p>
      <text:p text:style-name="P28">image1 : <text:span text:style-name="T1">xxx</text:span></text:p>
      <text:p text:style-name="P28">image2 : <text:span text:style-name="T1">xxx</text:span></text:p>
      <text:p text:style-name="P28">image3 : <text:span text:style-name="T1">xxx</text:span></text:p>
      <text:p text:style-name="P28">image4 : <text:span text:style-name="T1">xxx</text:span></text:p>
      <text:p text:style-name="P28">image5 : <text:span text:style-name="T1">xxx</text:span></text:p>
      <text:p text:style-name="P28">avantages : <text:span text:style-name="T1">xxx</text:span></text:p>
      <text:p text:style-name="P6"><text:span text:style-name="T96">marque id :</text:span><text:span text:style-name="T3"> </text:span><text:span text:style-name="T23">3</text:span></text:p>
      <text:p text:style-name="P41"/>
      <text:p text:style-name="P6">Nom produit : <text:span text:style-name="T7">HANDBIKE TOUT ÉLECTRIQUE 16''</text:span></text:p>
      <text:p text:style-name="P6">Description :<text:span text:style-name="T4"> </text:span><text:span text:style-name="T7">La LIPO LOMO 16 pouces est une roue motorisée qui va transformer votre fauteuil roulant en un véhicule tout-terrain électrique. Dotée d'une barre d'ancrage universelle, elle s'adapte à la plupart des fauteuils manuels, et grâce à sa conception épurée et son design coloré, elle mettra en valeur son utilisateur. La version fat tires disponible depuis 2020 permet une meilleure adhérence et un confort de conduite sur tous les terrains. Sa légèreté et son encombrement réduit en font le compagnon idéal pour vos voyages en train, en voiture ou en avion (sous réserve d'acceptation par la compagnie aérienne). La LIPO LOMO 16 pouces est garantie 2 ans sur tous les composants électroniques, électriques et la batterie, et son équipement peut être personnalisé pour répondre à tous vos besoins.</text:span></text:p>
      <text:p text:style-name="P6">Description courte : <text:span text:style-name="T7">Transformez votre fauteuil roulant manuel en un véritable tout-terrain avec la roue motorisée LIPO LOMO 16 pouces, disponible en version fat tires pour une stabilité et une adhérence optimales sur tous les terrains.</text:span></text:p>
      <text:p text:style-name="P6">video 1 : <text:span text:style-name="T7">https://www.youtube.com/watch?v=QVpL5AMXeq0&amp;ab_channel=MARCONNETTECHNOLOGIES%E2%84%A2</text:span></text:p>
      <text:p text:style-name="P28">video 2 : <text:span text:style-name="T1">xxx</text:span></text:p>
      <text:p text:style-name="P28">fiche descriptive : <text:span text:style-name="T1">xxx</text:span></text:p>
      <text:p text:style-name="P6">caractéristiques : <text:span text:style-name="T7">Moteur Brushless 250 watts;Batterie lithium standard 36V 14 Ah;Autonomie 60Km en standard;Roue avant gonflable 16 pouces;Vitesse jusqu'à 10 km/h suivant la législation en vigueur;Marche arrière de série;Frein à disque double étriers;Béquille de stationnement;Coloris: Noire ou imitation carbone;Poids: 15 kg sans batterie;Guidon ajustable multi-positions de série;Conçue, fabriquée et assemblée en Allemagne;ATTENTION : Les fauteuils roulants avec potences amovibles doivent être équipés obligatoirement d'une adaptation générale</text:span></text:p>
      <text:p text:style-name="P6">categorie id : <text:span text:style-name="T5">11</text:span></text:p>
      <text:p text:style-name="P6">utilisation id : <text:span text:style-name="T24">4</text:span></text:p>
      <text:p text:style-name="P9">slug : <text:span text:style-name="T24">handbike-tout-electrique-16</text:span></text:p>
      <text:p text:style-name="P28">image1 : <text:span text:style-name="T1">xxx</text:span></text:p>
      <text:p text:style-name="P28">image2 : <text:span text:style-name="T1">xxx</text:span></text:p>
      <text:p text:style-name="P28">image3 : <text:span text:style-name="T1">xxx</text:span></text:p>
      <text:p text:style-name="P28">image4 : <text:span text:style-name="T1">xxx</text:span></text:p>
      <text:p text:style-name="P28">image5 : <text:span text:style-name="T1">xxx</text:span></text:p>
      <text:p text:style-name="P28">avantages : <text:span text:style-name="T1">xxx</text:span></text:p>
      <text:p text:style-name="P6"><text:span text:style-name="T96">marque id :</text:span><text:span text:style-name="T3"> </text:span><text:span text:style-name="T24">3</text:span></text:p>
      <text:p text:style-name="P41"/>
      <text:p text:style-name="P8"><text:soft-page-break/>Nom produit : <text:span text:style-name="T7">HANDBIKE TOUT ÉLECTRIQUE 20''</text:span></text:p>
      <text:p text:style-name="P8">Description :<text:span text:style-name="T4"> </text:span><text:span text:style-name="T7">Vous cherchez une solution tout électrique pour vos déplacements en fauteuil roulant, mais vous ne voulez pas utiliser les handbikes propulsés par rotation ? Ne cherchez plus, notre electrodrive en version 20 pouces est la solution idéale pour vous. Grâce à sa puissance, il est capable de vous transporter sur des terrains difficiles tels que les pistes enneigées ou les chemins accidentés. Avec une vitesse limitée à 10 km/h, vous pourrez profiter de vos balades en toute sécurité, tandis que son couple puissant vous permettra de gravir les pentes les plus importantes sans effort. L'electrodrive est spécialement conçu pour tracter des fauteuils pour des personnes de fortes corpulences, vous offrant ainsi une plus grande liberté de mouvement et une indépendance accrue. Nous vous proposons également différentes options pour personnaliser votre electrodrive selon vos besoins. Ne laissez plus les obstacles vous arrêter, optez pour l'electrodrive et profitez de la vie en toute liberté.</text:span></text:p>
      <text:p text:style-name="P8">Description courte : <text:span text:style-name="T7">Découvrez notre tracteur électrique tout-terrain, parfait pour les personnes qui souhaitent explorer des terrains difficiles sans effort et avec un puissant couple pour franchir les pentes les plus abruptes.</text:span></text:p>
      <text:p text:style-name="P29">video 1 : <text:span text:style-name="T7">xxx</text:span></text:p>
      <text:p text:style-name="P29">video 2 : <text:span text:style-name="T1">xxx</text:span></text:p>
      <text:p text:style-name="P29">fiche descriptive : <text:span text:style-name="T1">xxx</text:span></text:p>
      <text:p text:style-name="P8">caractéristiques : <text:span text:style-name="T7">Roue de 20 <text:s/>pouces;Poignées accélérateur;Vitesses 6/10 km/h;Frein à disque;Amortisseurs de direction;Frein de stationnement V brake (exigez toujours deux moyens de freinage pour votre sécurité);Cadre molybdène peinture par pulvérisation;Lumière avant sur batterie; LED haute puissance;</text:span><text:span text:style-name="T24">Sonnette;Relevage des roues avec enclenchement automatique;Deux batteries plomb/gel démontables et verrouillables ( système click-fix);Couleurs : Gris argent métallisé, rouge vif métallisé, bleu nuit métallisé, noir brillant;ATTENTION : Les fauteuils roulants avec potences amovibles doivent être équipés obligatoirement d'une adaptation générale</text:span></text:p>
      <text:p text:style-name="P8">categorie id : <text:span text:style-name="T5">11</text:span></text:p>
      <text:p text:style-name="P8">utilisation id : <text:span text:style-name="T25">4</text:span></text:p>
      <text:p text:style-name="P8">slug : <text:span text:style-name="T7">handbike-tout-electrique-20</text:span></text:p>
      <text:p text:style-name="P29">image1 : <text:span text:style-name="T1">xxx</text:span></text:p>
      <text:p text:style-name="P29">image2 : <text:span text:style-name="T1">xxx</text:span></text:p>
      <text:p text:style-name="P29">image3 : <text:span text:style-name="T1">xxx</text:span></text:p>
      <text:p text:style-name="P29">image4 : <text:span text:style-name="T1">xxx</text:span></text:p>
      <text:p text:style-name="P29">image5 : <text:span text:style-name="T1">xxx</text:span></text:p>
      <text:p text:style-name="P29">avantages : <text:span text:style-name="T1">xxx</text:span></text:p>
      <text:p text:style-name="P8"><text:span text:style-name="T96">marque id : </text:span><text:span text:style-name="T25">3</text:span></text:p>
      <text:p text:style-name="P45"/>
      <text:p text:style-name="P45"/>
      <text:p text:style-name="P45"/>
      <text:p text:style-name="P49">TRICYCLES VANRAAM</text:p>
      <text:p text:style-name="P49"/>
      <text:p text:style-name="P42"/>
      <text:p text:style-name="P8">Nom produit : <text:span text:style-name="T89">TRICYCLE EASY RIDER</text:span></text:p>
      <text:p text:style-name="Text_20_body">Description :<text:span text:style-name="T4"> </text:span><text:span text:style-name="T7">L'Easy Rider est un tricycle conçu pour les adultes avec un cadre unique permettant un enjambement bas et un centre de gravité plus bas. Doté d'un siège confortable avec dossier réglable pour soulager le coccyx et des bords surélevés pour un meilleur soutien latéral, il offre une stabilité et une sécurité incomparables. La distance du siège est facilement ajustable avec un levier à dégagement rapide et le mouvement de pédalage vers l'avant et la suspension dans le cadre assurent un confort de conduite optimal. Disponible en deux tailles, Medium et Large, l'Easy Rider peut être personnalisé avec des options supplémentaires telles qu'un panier, un repose-canne, un rétroviseur et une couleur de cadre de votre choix. Convient aux personnes pesant jusqu'à 140 kilos, avec une option de cadre renforcé pour les personnes pesant entre 140 et 180 kg. Profitez de la maniabilité </text:span><text:soft-page-break/><text:span text:style-name="T7">exceptionnelle de l'Easy Rider avec son petit rayon de braquage et la possibilité de passer par une porte normale.</text:span></text:p>
      <text:p text:style-name="P8">Description courte : <text:span text:style-name="T7">Profitez du confort, de la stabilité et de la maniabilité exceptionnelle de l'Easy Rider, un tricycle conçu pour les adultes avec un enjambement bas et un centre de gravité bas, personnalisable avec des options supplémentaires, pour une conduite en toute sécurité jusqu'à 140 kg.</text:span></text:p>
      <text:p text:style-name="P8">video 1 : <text:span text:style-name="T7">https://www.youtube.com/embed/ckgQlwpBnAk</text:span></text:p>
      <text:p text:style-name="P66">video 2 : <text:span text:style-name="T1">https://www.youtube.com/embed/zb1L3vKxlO4</text:span></text:p>
      <text:p text:style-name="P29">fiche descriptive : <text:span text:style-name="T75">test.pdf</text:span></text:p>
      <text:p text:style-name="P8">caractéristiques : <text:span text:style-name="T7">Pneus avant : 20 pouces x 2,00 – Schwalbe;Jantes : Renforcées en aluminium double parois;Rayons : Renforcés en acier inoxydablee;Garde-boues : enveloppants avec bavettes caoutchouc;Freins avant : Disque;Freins arrière : Double disques hydraulique ou rétropédalage;Frein de parking : Oui (avant/arrière);</text:span><text:span text:style-name="T27">Éclairage </text:span><text:span text:style-name="T7">Avant/Arrière par LEDS + catadioptres;Potence Quick Release réglable multipositions;Poignées de guidon ergonomiques;</text:span><text:span text:style-name="T27">Cadre </text:span><text:span text:style-name="T7">uspendu - Réglable en dureté;2 tailles : M (standard) Entrejambe 65-88 cm ou L Entrejambe 85-108 cm;Acier et aluminium, usage mixte;Peinture écologique;Coloris standard : RAL 7026 (Gris Granit);Longueur hors tout taille M : 202 cm - 225 cm Taille L : 219 cm - 242 cm;Largeur hors-tout : 78 cm;Hauteur hors-tout : 116 cm;Hauteur enjambement du cadre : 35 cm;Hauteur d'assise : 63 cm à 68 cm;Largeur dosseret : 42 cm;Hauteur dosseret : 48 cm;Taille M : 49 Kg Taille L : 51 Kg;Taille M : 49 Kg Taille L : 51 Kg;Poids maximum sur porte-bagage : 25 Kg</text:span></text:p>
      <text:p text:style-name="P8">categorie id : <text:span text:style-name="T5">1</text:span><text:span text:style-name="T27">2</text:span></text:p>
      <text:p text:style-name="P8">utilisation id : <text:span text:style-name="T27">5</text:span></text:p>
      <text:p text:style-name="P8">slug : <text:span text:style-name="T26">tricycle-easy-rider</text:span></text:p>
      <text:p text:style-name="P69">image1 : <text:span text:style-name="T1">easy-rider-</text:span><text:span text:style-name="T76">1</text:span><text:span text:style-name="T1">.jpg</text:span></text:p>
      <text:p text:style-name="P69">image2 : <text:span text:style-name="T1">easy-rider-</text:span><text:span text:style-name="T76">2</text:span><text:span text:style-name="T1">.jpg</text:span></text:p>
      <text:p text:style-name="P69">image3 : <text:span text:style-name="T1">easy-rider-</text:span><text:span text:style-name="T76">3</text:span><text:span text:style-name="T1">.jpg</text:span></text:p>
      <text:p text:style-name="P69">image4 : <text:span text:style-name="T1">easy-rider-</text:span><text:span text:style-name="T76">4</text:span><text:span text:style-name="T1">.jpg</text:span></text:p>
      <text:p text:style-name="P69">image5 : <text:span text:style-name="T1">easy-rider-</text:span><text:span text:style-name="T76">5</text:span><text:span text:style-name="T1">.</text:span><text:span text:style-name="T76">png</text:span></text:p>
      <text:p text:style-name="P21">avantages : <text:span text:style-name="T1">Facile à manœuvrer;</text:span><text:span text:style-name="T70">C</text:span><text:span text:style-name="T1">onfort garanti grâce au cadre à suspension et à l'assise réglable;Possibilité d'assistance électrique pour un pédalage facile;</text:span><text:span text:style-name="T77">P</text:span><text:span text:style-name="T1">osition de conduite ergonomique;Très stable</text:span></text:p>
      <text:p text:style-name="P8"><text:span text:style-name="T96">marque id :</text:span><text:span text:style-name="T3"> </text:span><text:span text:style-name="T27">2</text:span></text:p>
      <text:p text:style-name="P42"/>
      <text:p text:style-name="P10">Nom produit : <text:span text:style-name="T89">TRICYCLE EASY SPORT</text:span></text:p>
      <text:p text:style-name="P10">Description :<text:span text:style-name="T4"> </text:span><text:span text:style-name="T7">Le cycle Easy Sport est un vélo couché ou trike conçu pour les amateurs de sport qui souhaitent également profiter d'un confort optimal. Doté d'un siège ergonomique réglable en hauteur et en inclinaison pour un maintien parfait, cet Easy Sport offre également un amortisseur intégré au cadre pour encore plus de confort. La position de pédalage avec le guidon au-dessus supprime la charge qui pèse sur le dos, la nuque, les épaules et les poignets. En plus du réglage de la longueur, vous aurez le choix parmi diverses options pour personnaliser ce vélo couché selon vos besoins. Que vous soyez un cycliste occasionnel ou un cycliste chevronné, l'Easy Sport est conçu pour répondre aux attentes de chacun. Avec sa conception unique et ses fonctionnalités avancées, vous serez en mesure de profiter d'un vélo couché exceptionnel pour vos loisirs et vos activités sportives.</text:span></text:p>
      <text:p text:style-name="P10">Description courte : <text:span text:style-name="T7">Le cycle Easy Sport allie confort et performance pour une expérience de cyclisme exceptionnelle, que ce soit pour le sport ou les loisirs, avec un siège ergonomique réglable pour un maintien optimal et une position de pédalage qui soulage le dos, la nuque et les épaules.</text:span></text:p>
      <text:p text:style-name="P10">video 1 : <text:span text:style-name="T7">https://www.youtube.com/embed/uwZOpbbctXs</text:span></text:p>
      <text:p text:style-name="P30"><text:span text:style-name="T108">video 2 : </text:span><text:span text:style-name="T95">https://www.youtube.com/embed/6ASVQ_oev2c</text:span></text:p>
      <text:p text:style-name="P30">fiche descriptive : <text:span text:style-name="T80">test.pdf</text:span></text:p>
      <text:p text:style-name="P10"><text:soft-page-break/>caractéristiques : <text:span text:style-name="T7">Porte-bagages;Hauteur et inclinaison du siège réglables;Taille du siège L;Réglable en longueur pour les personnes mesurant de 1,50 m à 2,00 m;Peinture respectueuse de l’environnement;Frein de stationnement;Verrouillage;Limiteur de braquage;Amortisseur intégré au cadre;Éclairage;Pneus avant : 20 pouces x 2,00 – Schwalbe;Jantes : Renforcées en aluminium double parois;Rayons : Renforcés en acier inoxydable;</text:span><text:span text:style-name="T29">Garde-boues : enveloppants avec bavettes caoutchouc;Freins avant : Patins;Freins arrière : Double disques hydraulique ou rétropédalage;Frein de parking : Oui (avant/arrière);Avant/Arrière par LEDS + catadioptres;Avec guidon sportif CADRE;Suspendu - Réglable en dureté - Acier et aluminium, usage mixte - Peinture écologique - Coloris standard : RAL 9016) Traffic white / Matt black POIDS;31 Kg sans assistance électrique;Poids maximum cycliste : 120 Kg;Poids maximum sur porte-bagage : 25 Kg;Garantie: 2 ans, hors pièces d'usure et de consommation courante;Garantie 5 ans : Fourche + cadre</text:span></text:p>
      <text:p text:style-name="P10">categorie id : <text:span text:style-name="T5">1</text:span><text:span text:style-name="T30">2</text:span></text:p>
      <text:p text:style-name="P10">utilisation id : <text:span text:style-name="T30">5</text:span></text:p>
      <text:p text:style-name="P10">slug : <text:span text:style-name="T28">tricycle-easy-sport</text:span></text:p>
      <text:p text:style-name="P72">image1 : <text:span text:style-name="T1">easy-sport-</text:span><text:span text:style-name="T81">1</text:span><text:span text:style-name="T1">.jpg</text:span></text:p>
      <text:p text:style-name="P72">image2 : <text:span text:style-name="T1">easy-sport-</text:span><text:span text:style-name="T81">2</text:span><text:span text:style-name="T1">.jpg</text:span></text:p>
      <text:p text:style-name="P72">image3 : <text:span text:style-name="T1">easy-sport-</text:span><text:span text:style-name="T81">3</text:span><text:span text:style-name="T1">.jpg</text:span></text:p>
      <text:p text:style-name="P72">image4 : <text:span text:style-name="T1">easy-sport-</text:span><text:span text:style-name="T81">4</text:span><text:span text:style-name="T1">.jpg</text:span></text:p>
      <text:p text:style-name="P72">image5 : <text:span text:style-name="T1">easy-sport-5.jpg</text:span></text:p>
      <text:p text:style-name="P22">avantages : <text:span text:style-name="T1">Design moderne;Suspension pour plus de confort;Assise confortable avec dossier;Passage facile dans une porte standard;Guidon sportif</text:span></text:p>
      <text:p text:style-name="P10"><text:span text:style-name="T96">marque id :</text:span><text:span text:style-name="T3"> </text:span><text:span text:style-name="T30">2</text:span></text:p>
      <text:p text:style-name="P43"/>
      <text:p text:style-name="P10">Nom produit : <text:span text:style-name="T7">TRICYCLE VIKTOR</text:span></text:p>
      <text:p text:style-name="P10">Description :<text:span text:style-name="T4"> </text:span><text:span text:style-name="T7">Le tricycle Viktor est la solution idéale pour les personnes qui rencontrent des difficultés à évaluer la largeur de leur tricycle, grâce à ses deux roues à l'avant. Avec un cadre extrêmement bas et large, il est facilement accessible pour les personnes ayant des problèmes de mobilité ou d'équilibre. En plus de son apparence contemporaine, le tricycle Viktor peut être personnalisé avec une variété d'options pour répondre à vos besoins. Avec l'ajout d'un moteur électrique d'assistance au pédalage, il est encore plus facile de profiter de la liberté de faire du vélo avec ce tricycle moderne. Que ce soit pour des promenades relaxantes ou pour des déplacements plus actifs, le tricycle Viktor est le choix parfait pour une expérience de conduite en toute sécurité et en tout confort.</text:span></text:p>
      <text:p text:style-name="P10">Description courte : <text:span text:style-name="T7">Optez pour le tricycle Viktor, conçu avec deux roues à l'avant pour une meilleure stabilité, un cadre bas et large pour un enjambement facile et un moteur électrique d'assistance pour un confort de pédalage optimal.</text:span></text:p>
      <text:p text:style-name="P30">video 1 : <text:span text:style-name="T7">xxx</text:span></text:p>
      <text:p text:style-name="P30">video 2 : <text:span text:style-name="T1">xxx</text:span></text:p>
      <text:p text:style-name="P30">fiche descriptive : <text:span text:style-name="T1">xxx</text:span></text:p>
      <text:p text:style-name="P10">caractéristiques : <text:span text:style-name="T7">Jupe-chaîne en plastique;Frein de stationnement;Verrouillage;Selle avec levier de serrage rapide;Éclairage;Cadre abaissé pour un accès facile;Entrejambe : 75-93 cm;Hauteur d'embarquement : 16,5 cm;Poids du vélo: Sans système électrique: +/- 30 kg;Dimension roues avant : 20";Dimension roue arrière : 26";Poids max. de l'utilisateur : 110 kg</text:span></text:p>
      <text:p text:style-name="P10">categorie id : <text:span text:style-name="T31">12</text:span></text:p>
      <text:p text:style-name="P10">utilisation id : <text:span text:style-name="T31">5</text:span></text:p>
      <text:p text:style-name="P10">slug : <text:span text:style-name="T31">tricycle-viktor</text:span></text:p>
      <text:p text:style-name="P30">image1 : <text:span text:style-name="T1">xxx</text:span></text:p>
      <text:p text:style-name="P30">image2 : <text:span text:style-name="T1">xxx</text:span></text:p>
      <text:p text:style-name="P30">image3 : <text:span text:style-name="T1">xxx</text:span></text:p>
      <text:p text:style-name="P30">image4 : <text:span text:style-name="T1">xxx</text:span></text:p>
      <text:p text:style-name="P30">image5 : <text:span text:style-name="T1">xxx</text:span></text:p>
      <text:p text:style-name="P22"><text:soft-page-break/>avantages : <text:span text:style-name="T1">Cadre bas pour un accès facile;Ultra-robuste;Guidage et pédalage légers;Confortable et sûr;Durabilité à long terme</text:span></text:p>
      <text:p text:style-name="P10"><text:span text:style-name="T96">marque id :</text:span><text:span text:style-name="T3"> </text:span><text:span text:style-name="T31">2</text:span></text:p>
      <text:p text:style-name="P43"/>
      <text:p text:style-name="P10">Nom produit : <text:span text:style-name="T7">TRICYCLE TANDEM FUN2GO</text:span></text:p>
      <text:p text:style-name="P10">Description :<text:span text:style-name="T4"> </text:span><text:span text:style-name="T7">Le Fun2Go est un cycle double, un tandem à trois roues qui permet à deux personnes de s'asseoir côte à côte sans avoir à enjamber. Grâce à son design astucieux, une seule personne tient le guidon tandis que les deux pédalent, et les deux passagers peuvent se voir et communiquer facilement. Les sièges sont réglables à la distance souhaitée à l'aide d'un levier, et le tandem côte à côte est très facile à manœuvrer grâce à ses deux roues situées à l'arrière et une seule roue à l'avant, ce qui permet de tourner à 360 degrés sur son propre axe. Pour une expérience de conduite encore plus agréable, le Fun2Go est équipé d'un moteur électrique en option qui offre une assistance électrique pour pédaler plus facilement dans toutes les situations. De plus, le commutateur de roue libre en option permet de déterminer si la personne tenant le guidon doit pédaler ou non. Le Fun2Go offre également une grande variété d'options pour compléter le modèle de base, y compris des accessoires pour les personnes à mobilité réduite, des porte-bagages, des sièges plus confortables, des porte-gobelets, des rétroviseurs et bien plus encore. Avec le Fun2Go, vous pouvez profiter d'une balade en tandem confortable et amusante avec un ami ou un membre de la famille, sans avoir à vous soucier de l'enjambement ou de la communication difficile entre passagers.</text:span></text:p>
      <text:p text:style-name="P10">Description courte : <text:span text:style-name="T7">Partagez le plaisir de rouler à deux avec le tandem à trois roues Fun2Go, doté de sièges côte à côte réglables et facile à manœuvrer, avec une option de moteur électrique pour une conduite assistée et un large choix d'options personnalisables.</text:span></text:p>
      <text:p text:style-name="P10">video 1 : <text:span text:style-name="T7">https://www.youtube.com/watch?v=62kjecvlOcg&amp;ab_channel=VanRaam</text:span></text:p>
      <text:p text:style-name="P30">video 2 : <text:span text:style-name="T1">xxx</text:span></text:p>
      <text:p text:style-name="P30">fiche descriptive : <text:span text:style-name="T1">xxx</text:span></text:p>
      <text:p text:style-name="P10">caractéristiques : <text:span text:style-name="T7">Tricycle thérapeutique bi-places;Guidon directionnel à gauche et fixe à droite;Roues de 20 pouces avant et arrières;Roue libre;Freins hydrauliques arrière Tektrp et V-brake Avant;Frein de parking;Différentiel;Pédalier indépendant droite et gauche ou simultané;Réglage des sièges coulissants;Compteur;Protection intégrale du pédalier et de la chaîne (conducteur et passager);Boite de vitesses : Shimano Nexus 8 vitesses;Longueur de jambe règlable <text:s/>ca. <text:s/>50 – 90/60 - 110 cm</text:span></text:p>
      <text:p text:style-name="P10">categorie id : <text:span text:style-name="T5">1</text:span><text:span text:style-name="T33">2</text:span></text:p>
      <text:p text:style-name="P10">utilisation id : <text:span text:style-name="T33">6</text:span></text:p>
      <text:p text:style-name="P10">slug : <text:span text:style-name="T32">tricycle-tandem-fun2go</text:span></text:p>
      <text:p text:style-name="P30">image1 : <text:span text:style-name="T1">xxx</text:span></text:p>
      <text:p text:style-name="P30">image2 : <text:span text:style-name="T1">xxx</text:span></text:p>
      <text:p text:style-name="P30">image3 : <text:span text:style-name="T1">xxx</text:span></text:p>
      <text:p text:style-name="P30">image4 : <text:span text:style-name="T1">xxx</text:span></text:p>
      <text:p text:style-name="P30">image5 : <text:span text:style-name="T1">xxx</text:span></text:p>
      <text:p text:style-name="P30">avantages : <text:span text:style-name="T1">xxx</text:span></text:p>
      <text:p text:style-name="P10"><text:span text:style-name="T96">marque id :</text:span><text:span text:style-name="T3"> </text:span><text:span text:style-name="T33">2</text:span></text:p>
      <text:p text:style-name="P43"/>
      <text:p text:style-name="P11">Nom produit : <text:span text:style-name="T7">TRICYCLE FUNTRAIN</text:span></text:p>
      <text:p text:style-name="P11">Description :<text:span text:style-name="T4"> </text:span><text:span text:style-name="T7">Le FunTrain est une remorque à deux passagers qui peut être accrochée à un cycle côte à côte Fun2Go pour transporter un co-pilote supplémentaire, ou même trois compagnons de route, en toute sécurité. Elle est équipée de freins hydrauliques et d'un blocage de sécurité pour empêcher tout accident. Avec cette remorque, les quatre cyclistes pédalent ensemble, mais seul le pilote a la possibilité de freiner et de manœuvrer. Il est également possible de personnaliser l'expérience de conduite en choisissant si chaque passager doit pédaler à la même vitesse ou à une vitesse différente, ou s'il peut simplement profiter de la balade. Le FunTrain dispose également d'une roue d'appui repliable pour faciliter les déplacements et peut même être utilisé avec deux remorques pour permettre à six personnes de profiter d'une balade à vélo ensemble. En installant </text:span><text:soft-page-break/><text:span text:style-name="T7">simplement une barre d'attelage sur le Fun2Go, il est facile de transformer ce cycle double en un moyen de transport pratique et sûr pour les passagers supplémentaires. Avec le FunTrain, tout le monde peut profiter d'une balade à vélo en toute sécurité et en toute simplicité, avec une maîtrise totale sur la remorque et une personnalisation de l'expérience de conduite selon les préférences de chacun.</text:span></text:p>
      <text:p text:style-name="P11">Description courte : <text:span text:style-name="T7">Embarquez à bord du FunTrain, la remorque automatique pour vélo à deux passagers, et profitez d'une expérience de balade unique en compagnie de vos proches grâce à sa facilité d'accrochage à l'avant d'un cycle côte à côte Fun2Go et son système de freinage hydraulique et automatique.</text:span></text:p>
      <text:p text:style-name="P11">video 1 : <text:span text:style-name="T7">https://www.youtube.com/watch?v=GlykQKdYfes&amp;ab_channel=VanRaam</text:span></text:p>
      <text:p text:style-name="P31">video 2 : <text:span text:style-name="T1">xxx</text:span></text:p>
      <text:p text:style-name="P31">fiche descriptive : <text:span text:style-name="T1">xxx</text:span></text:p>
      <text:p text:style-name="P11">caractéristiques : <text:span text:style-name="T7">Tricycle thérapeutique bi-places;Guidon fixe à gauche et à droite;Roue de 20 pouces;8 vitesses par poignée tournante en option;Freins hydrauliques avant et arrière;Frein de <text:s/>parking;Longueur de jambe règlable <text:s/>ca. <text:s/>50 – 90/60 - 110 cm;Pédalier indépendant droite et gauche ou simultané;Réglage des sièges;Garantie 2 ans : Batterie et <text:s/>hors pièces d'usure et de consommation courante;Garantie 5 ans :Fourche + cadre</text:span></text:p>
      <text:p text:style-name="P11">categorie id : <text:span text:style-name="T5">1</text:span><text:span text:style-name="T34">2</text:span></text:p>
      <text:p text:style-name="P11">utilisation id : <text:span text:style-name="T34">6</text:span></text:p>
      <text:p text:style-name="P11">slug : <text:span text:style-name="T7">trycicle-funtrain</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text:span><text:span text:style-name="T3"> </text:span><text:span text:style-name="T35">2</text:span></text:p>
      <text:p text:style-name="P44"/>
      <text:p text:style-name="P11">Nom produit : <text:span text:style-name="T7">TRICYCLE TWINNY PLUS</text:span></text:p>
      <text:p text:style-name="P11">Description :<text:span text:style-name="T4"> </text:span><text:span text:style-name="T7">Le Twinny Plus est le choix parfait pour les amateurs de balades à vélo qui cherchent un tricycle confortable et stable. Ce tandem à trois roues, ressemblant à s'y méprendre à son homologue de la gamme Twinny, est équipé de deux roues à l’arrière, offrant une stabilité accrue. Grâce à son cadre abaissé, l'accès au Twinny Plus est aisé et l'enjambement se fait sans effort. Les sièges sont espacés pour que les deux passagers puissent profiter d'une bonne distance de confort. Le système de débrayage du tandem est réglable, ce qui permet aux utilisateurs de choisir de pédaler ensemble ou de manière autonome. La roue libre enclenchable permet également de décider si et comment le passager va pédaler. Avec une gamme d'options disponibles, telles que la version séparable, le Twinny Plus peut être adapté pour répondre aux besoins individuels. En outre, l'assistance électrique intégrée rend la conduite encore plus facile, ce qui permet aux utilisateurs de profiter de balades plus longues et plus agréables. Avec son design épuré et contemporain, le Twinny Plus est un tricycle élégant et pratique pour les balades à vélo en couple ou entre amis.</text:span></text:p>
      <text:p text:style-name="P11">Description courte : <text:span text:style-name="T7">Le tricycle Twinny Plus est le compagnon idéal pour des balades à vélo en toute stabilité grâce à ses deux roues arrière, son cadre abaissé et ses options personnalisables, offrant un confort de conduite incomparable pour les personnes à la recherche d'un vélo tandem de qualité.</text:span></text:p>
      <text:p text:style-name="P11">video 1 : <text:span text:style-name="T7">https://www.youtube.com/watch?v=Vif_OFTBcaU&amp;ab_channel=VanRaam</text:span></text:p>
      <text:p text:style-name="P31">video 2 : <text:span text:style-name="T1">xxx</text:span></text:p>
      <text:p text:style-name="P31">fiche descriptive : <text:span text:style-name="T1">xxx</text:span></text:p>
      <text:p text:style-name="P11">caractéristiques : <text:span text:style-name="T7">Jantes en aluminium;Différentiel;Peinture respectueuse de l’environnement,Frein de stationnement;Antivol;Éclairage;Garantie de cinq ans sur le cadre;Selle avec clé de serrage rapide;Hauteur d'embarquement avant : 37,5 cm;Hauteur d'embarquement arrière : 45 cm;Poids du </text:span><text:soft-page-break/><text:span text:style-name="T7">vélo: Sans système électrique: +/- 44 kg;Dimension roue avant : 26";Dimension roues arrières : 24";Poids max. de l'utilisateur : 120 kg;Freins réglables</text:span></text:p>
      <text:p text:style-name="P11">categorie id : <text:span text:style-name="T5">1</text:span><text:span text:style-name="T36">2</text:span></text:p>
      <text:p text:style-name="P11">utilisation id : <text:span text:style-name="T36">6</text:span></text:p>
      <text:p text:style-name="P12">slug : <text:span text:style-name="T36">tricycle-twinny-plus</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text:span><text:span text:style-name="T3"> </text:span><text:span text:style-name="T37">2</text:span></text:p>
      <text:p text:style-name="P44"/>
      <text:p text:style-name="P11">Nom produit : <text:span text:style-name="T7">TRICYCLE KIVO PLUS</text:span></text:p>
      <text:p text:style-name="P11">Description :<text:span text:style-name="T4"> </text:span><text:span text:style-name="T7">Le tricycle Kivo Plus est le choix parfait pour les familles cherchant une expérience de tandem unique. Conçu pour un parent et un enfant, le modèle Kivo Plus se distingue par son cadre abaissé qui facilite l'enjambement. Avec deux roues à l'arrière, l'enfant peut profiter du paysage en toute tranquillité tandis que le pilote à l'arrière garde un œil attentif sur lui. Le Kivo Plus dispose également d'une boîte de vitesses à 8 rapports pour une conduite en douceur. Le point fort du Kivo Plus est sa roue libre 3 positions, qui permet au passager de choisir quand et comment pédaler. Vous pouvez même opter pour une version avec un moteur électrique en option pour une assistance au pédalage et une ballade encore plus agréable. Avec le Kivo Plus, vous êtes sûr de vivre une expérience de tandem unique en son genre, que vous ne trouverez nulle part ailleurs.</text:span></text:p>
      <text:p text:style-name="P11">Description courte : <text:span text:style-name="T7">Découvrez la magie du tandem en famille avec le tricycle Kivo Plus - un moyen facile et amusant de profiter du paysage avec un cadre abaissé, une roue libre 3 positions et une option de moteur électrique pour une expérience de conduite optimale.</text:span></text:p>
      <text:p text:style-name="P11">video 1 : <text:span text:style-name="T7">https://www.youtube.com/watch?v=gJg-YEF6kYU&amp;ab_channel=VanRaam</text:span></text:p>
      <text:p text:style-name="P31">video 2 : <text:span text:style-name="T1">xxx</text:span></text:p>
      <text:p text:style-name="P31">fiche descriptive : <text:span text:style-name="T1">xxx</text:span></text:p>
      <text:p text:style-name="P11">caractéristiques : <text:span text:style-name="T7">Système de désembrayage enclenchable;8 vitesses;Freins cantilever;Verrouillage;Éclairage;Garantie de 5 ans sur le cadre;Revêtement en poudre, couleur: vert pomme;Selle avec clé de serrage rapide;Entrejambe avant (adaptable) : 50-62 cm;Entrejambe arrière (adaptable) : 77-89 cm</text:span><text:span text:style-name="T38">;Poids du vélo: Sans système électrique: +/- 48 kg;Dimension roues avant: 20";Dimension roues arrière : 24";Poids max. de l'utilisateur : 120kg</text:span></text:p>
      <text:p text:style-name="P11">categorie id : <text:span text:style-name="T5">1</text:span><text:span text:style-name="T38">2</text:span></text:p>
      <text:p text:style-name="P11">utilisation id : <text:span text:style-name="T38">6</text:span></text:p>
      <text:p text:style-name="P11">slug : <text:span text:style-name="T39">tricycle-kivo-plus</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text:span><text:span text:style-name="T3"> </text:span><text:span text:style-name="T39">2</text:span></text:p>
      <text:p text:style-name="P44"/>
      <text:p text:style-name="P11">Nom produit : <text:span text:style-name="T7">TRICYCLE OPAIR</text:span></text:p>
      <text:p text:style-name="P11">Description :<text:span text:style-name="T4"> </text:span><text:span text:style-name="T7">L'OPair est un tricycle révolutionnaire qui propose une solution de transport sécurisée et confortable pour les personnes en fauteuil roulant. Doté d'un fauteuil roulant incorporé à l'avant, ce tricycle permet aux utilisateurs de profiter d'une expérience de conduite unique, tout en étant accompagné d'un passager en toute sécurité. 'OPair offre une multitude de fonctionnalités innovantes qui en font un choix de transport pratique et efficace pour les personnes à mobilité réduite. Tout d'abord, le siège passager est monté à l'avant du tricycle, ce qui permet au conducteur </text:span><text:soft-page-break/><text:span text:style-name="T7">d'avoir une vue d'ensemble sur la route et de surveiller le passager en toute sécurité depuis l'arrière. Le siège passager est également réglable en profondeur et en angle, offrant un confort optimal pour chaque utilisateur. Les supports latéraux extensibles permettent de s'adapter à différentes tailles et morphologies, tandis que le soutien lombaire réglable assure un soutien supplémentaire pour le confort du passager. L'OPair est également équipé de roues avant légèrement inclinées qui offrent une stabilité supplémentaire et un confort de conduite accru, même sur les terrains les plus difficiles. En outre, la partie avant est facilement détachable de la partie arrière, ce qui permet d'utiliser le fauteuil roulant de manière autonome. Ce dispositif est idéal pour les personnes qui ont besoin de se déplacer à l'intérieur des bâtiments et qui ne peuvent pas utiliser leur fauteuil roulant manuel sur de longues distances. Avec un design nouveau et moderne, l'OPair est entièrement personnalisable avec différents accessoires pour répondre aux besoins individuels des utilisateurs. Des supports latéraux pour enfants et adultes plus petits sont disponibles en option, ainsi qu'un moteur électrique pour une assistance au pédalage. Il est même possible de monter son propre siège ou dossier de siège pour un confort encore plus personnalisé.</text:span></text:p>
      <text:p text:style-name="P11">Description courte : <text:span text:style-name="T7">Le tricycle OPair avec un fauteuil roulant intégré vous permet de transporter une personne en toute sécurité, avec un design moderne et un confort de conduite supplémentaire, même avec l'option d'un moteur électrique pour des balades plus agréables.</text:span></text:p>
      <text:p text:style-name="P11">video 1 : <text:span text:style-name="T7">https://www.youtube.com/watch?v=4GisNOc4D0c&amp;ab_channel=VanRaam</text:span></text:p>
      <text:p text:style-name="P31">video 2 : <text:span text:style-name="T1">xxx</text:span></text:p>
      <text:p text:style-name="P31">fiche descriptive : <text:span text:style-name="T1">xxx</text:span></text:p>
      <text:p text:style-name="P11">caractéristiques : <text:span text:style-name="T7">Freins de Parking;Deux Phares Avant à leds et un phare Arrière à leds (fonctionnant par pile - Alimentation surbatterie lithium en option);Antivol intégré type fer à cheval. Monté sur le cadre et livré avec deux clés;Sonnette;Dérailleur Shimano 7 Vitesses;Double Freins à disques hydraulique Tektro à l'avant;Accoudoirs;Ceinture de sécurité ventrale 2 points;Double Protection de type enjoliveur sur les roues à l'avant-Protection des mains et des rayons;Cadre : Entrée basse (28 cm);Entrejambe : Du pilote de 80 - 95 cm;Poids : 64 kg;Dimensions : Longueur Max. : 214 cm / Largeur Max. : 76 cm;Dimensions des roues : Roue Avant : 20 "/ Roue Arrière : 26";Charge Max. du passager : 120 kg;Charge Max. du conducteur : 130 kg;Garantie 2 ans : Batterie et hors pièces d'usure et de consommation courante;Garantie 5 ans :Fourche + cadre</text:span></text:p>
      <text:p text:style-name="P11">categorie id : <text:span text:style-name="T5">1</text:span><text:span text:style-name="T40">2</text:span></text:p>
      <text:p text:style-name="P11">utilisation id : <text:span text:style-name="T40">7</text:span></text:p>
      <text:p text:style-name="P11">slug : <text:span text:style-name="T40">tricycle-opair</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text:span><text:span text:style-name="T3"> </text:span><text:span text:style-name="T40">2</text:span></text:p>
      <text:p text:style-name="P44"/>
      <text:p text:style-name="P11">Nom produit : <text:span text:style-name="T7">TRICYCLE VELO PLUS</text:span></text:p>
      <text:p text:style-name="P11">Description :<text:span text:style-name="T4"> </text:span><text:span text:style-name="T7">Le VéloPlus est un tricycle de transport de fauteuil roulant innovant et pratique, conçu pour offrir une expérience de conduite en toute sécurité et en toute simplicité pour les passagers à mobilité réduite. Ce modèle unique permet aux passagers de rester assis dans leur propre fauteuil roulant, sans avoir besoin d'être transférés sur le cycle, grâce à une plateforme facilement accessible via une rampe inclinable. Cela élimine le besoin de soulever le passager, offrant une solution plus facile et plus pratique pour le transport. Le positionnement assez bas du fauteuil roulant sur le tricycle facilite la circulation et abaisse le centre de gravité, ce qui améliore la stabilité et la sécurité du passager pendant la conduite. Les roues avant sont conçues avec un écart assez large et une direction améliorée pour réduire le rayon de braquage et renforcer la stabilité. Ainsi, le VéloPlus offre une conduite souple et confortable pour le passager, avec une expérience de conduite sécurisée et fiable pour le conducteur. Le dispositif de verrouillage du fauteuil roulant </text:span><text:soft-page-break/><text:span text:style-name="T7">assure un accrochage sécurisé, tandis que la plateforme offre suffisamment d'espace pour accueillir des fauteuils roulants de différentes tailles. Le VéloPlus est utilisé principalement dans le cadre d'institutions ou de foyers, où il est essentiel de pouvoir transporter facilement plusieurs personnes à mobilité réduite avec un minimum d'effort. De plus, le VéloPlus offre également la possibilité d'ajouter un moteur électrique en option pour une assistance au pédalage pendant la balade en vélo, ce qui en fait un choix idéal pour les promenades en plein air ou les sorties de groupe. En somme, le VéloPlus est un tricycle de transport de fauteuil roulant hautement pratique, offrant une expérience de conduite sûre, confortable et sans stress pour tous les passagers à mobilité réduite.</text:span></text:p>
      <text:p text:style-name="P11">Description courte : <text:span text:style-name="T7">Le VéloPlus est le tricycle de transport de fauteuil roulant idéal pour une expérience de conduite en toute sécurité et simplicité pour les passagers à mobilité réduite, avec une plateforme facilement accessible, une direction améliorée pour une stabilité renforcée et même la possibilité d'ajouter un moteur électrique en option.</text:span></text:p>
      <text:p text:style-name="P11">video 1 : <text:span text:style-name="T7">https://www.youtube.com/watch?v=ZKpUQmOo8RU&amp;ab_channel=VanRaam</text:span></text:p>
      <text:p text:style-name="P31">video 2 : <text:span text:style-name="T1">xxx</text:span></text:p>
      <text:p text:style-name="P31">fiche descriptive : <text:span text:style-name="T1">xxx</text:span></text:p>
      <text:p text:style-name="P11">caractéristiques : <text:span text:style-name="T7">8 vitesses;Éclairage à Leds;Sangle au niveau des hanches;Peinture respectueuse de l’environnement;Freins à disque hydraulique à l’avant;Frein de stationnement;Verrouillage du fauteuil roulant;Garantie de cinq ans sur le cadre;Blocage de sécurité;Hauteur d'embarquement : 28cm;Poids du vélo: Sans système électrique: 64kg;Poids max. du chauffeur : 110 kg;Poids max. sur la plateforme <text:s/>: 140 kg</text:span></text:p>
      <text:p text:style-name="P11">categorie id : <text:span text:style-name="T5">1</text:span><text:span text:style-name="T41">2</text:span></text:p>
      <text:p text:style-name="P11">utilisation id : <text:span text:style-name="T41">7</text:span></text:p>
      <text:p text:style-name="P11">slug : <text:span text:style-name="T41">tricycle-velo-plus</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 </text:span><text:span text:style-name="T41">2</text:span></text:p>
      <text:p text:style-name="P44"/>
      <text:p text:style-name="P11">Nom produit : <text:span text:style-name="T7">TRICYCLE POUSSE POUSSE LE CHAT</text:span></text:p>
      <text:p text:style-name="P11">Description :<text:span text:style-name="T4"> </text:span><text:span text:style-name="T7">Le Pousse pousse LE CHAT est un vélo unique qui permet de faire du vélo ensemble avec des enfants ou des adultes, offrant une expérience de conduite confortable et conviviale. Le vélo est équipé d'une banquette spécialement conçue pour accueillir deux personnes assises côte à côte, avec un accompagnateur qui fait du vélo depuis l'arrière. Cela permet aux passagers de se parler et de discuter tout en faisant une balade à vélo, créant ainsi une expérience de conduite plus interactive et plus engageante. Le Pousse pousse LE CHAT est livré en standard avec une assistance électrique, qui peut être utilisée pour faire du vélo en toute tranquillité et dispose même d'une marche arrière, ce qui facilite les manœuvres. Le vélo est également disponible avec un capot optionnel qui peut être monté pour offrir une protection contre les éléments, ce qui permet de rouler confortablement même par temps froid ou pluvieux. Le vélo est une excellente solution pour les personnes âgées qui souhaitent explorer la ville avec les jeunes et partager leurs histoires du passé, aidant ainsi à sortir de leur isolement social. Mais il est également adapté aux visites guidées, aux institutions de soins et aux parcs de vacances, offrant une expérience de conduite unique et ludique pour les passagers et les conducteurs.</text:span></text:p>
      <text:p text:style-name="P11">Description courte : <text:span text:style-name="T7">Le Pousse pousse LE CHAT est un vélo convivial et interactif, avec une assistance électrique et une banquette pour deux personnes, idéal pour les personnes âgées, les visites guidées, les institutions de soins et les parcs de vacances.</text:span></text:p>
      <text:p text:style-name="P11">video 1 : <text:span text:style-name="T7">https://www.youtube.com/watch?v=xQPuVpJg9qc&amp;ab_channel=VanRaam</text:span></text:p>
      <text:p text:style-name="P31">video 2 : <text:span text:style-name="T1">xxx</text:span></text:p>
      <text:p text:style-name="P31">fiche descriptive : <text:span text:style-name="T1">xxx</text:span></text:p>
      <text:p text:style-name="P11"><text:soft-page-break/>caractéristiques : <text:span text:style-name="T7">Freins à disque, éclairage, panier et antivol intégrés;Dérailleur : Shimano Nexus 8 vitesses;Pneus avant : 20 pouces x 2,40 - Schwalbe Super Moto et jantes avec 6 branches enaluminium renforcé;Pneu arrière : 2 x 26 pouces x 2,00 - Schwalbe Big Apple avec jantes double paroi;Frein avant : V-Brake;Freins arrière : Double freins à disques hydrauliques Tektro;Frein de parking avant : Oui par blocage du V-brake avant;Frein de parking arrière : Oui par bloquage des double freins à disques hydrauliques arrière;Longueur hors tout : 233 cm;Largeur Hors tout : 110 cm;Hauteur hors-tout : 117 cm sans la protection des passagers;Poids matériel : 97 Kg sans options;Poids maximum conducteur : 120 Kg;Poids maximum passagers à l'avant : 200 Kg;</text:span><text:span text:style-name="T42">Poids maximum sur porte bagage : 20 Kg;Repose pied avant : modulable en hauteur pour facilité l'accès;Deux Ceintures de sécurité (type avion) sur la banquette;Antivol à clé par verrouillage de roue arrière - Homologué certification "ART";Coussins de banquette avant et dosseret amovibles et lavables;Compartiment bagages : 25 L sous le siège et 50 L derrière le dossier su siège avant;Mixte - Accès direct aux places (pas d'enjambement);Coloris standard : Jaune orangé mat;Entrejambe : 80-95 cm (ajustable);Garantie: 2 ans, hors pièces d'usure et de consommation courante;Fourche + cadre 5 ans</text:span></text:p>
      <text:p text:style-name="P11">categorie id : <text:span text:style-name="T5">1</text:span><text:span text:style-name="T42">2</text:span></text:p>
      <text:p text:style-name="P11">utilisation id : <text:span text:style-name="T42">7</text:span></text:p>
      <text:p text:style-name="P11">slug : <text:span text:style-name="T42">tricycle-pousse-pousse-le-chat</text:span></text:p>
      <text:p text:style-name="P31">image1 : <text:span text:style-name="T1">xxx</text:span></text:p>
      <text:p text:style-name="P31">image2 : <text:span text:style-name="T1">xxx</text:span></text:p>
      <text:p text:style-name="P31">image3 : <text:span text:style-name="T1">xxx</text:span></text:p>
      <text:p text:style-name="P31">image4 : <text:span text:style-name="T1">xxx</text:span></text:p>
      <text:p text:style-name="P31">image5 : <text:span text:style-name="T1">xxx</text:span></text:p>
      <text:p text:style-name="P31">avantages : <text:span text:style-name="T1">xxx</text:span></text:p>
      <text:p text:style-name="P11"><text:span text:style-name="T96">marque id :</text:span><text:span text:style-name="T3"> </text:span><text:span text:style-name="T42">2</text:span></text:p>
      <text:p text:style-name="P53"/>
      <text:p text:style-name="P53"/>
      <text:p text:style-name="P50"><text:span text:style-name="T97">D</text:span>RAISIN</text:p>
      <text:p text:style-name="P44"/>
      <text:p text:style-name="P13">Nom produit : <text:span text:style-name="T7">TRICYCLE MALTA</text:span></text:p>
      <text:p text:style-name="P32">Description :<text:span text:style-name="T4"> </text:span><text:span text:style-name="T7">xxx</text:span></text:p>
      <text:p text:style-name="P32">Description courte : <text:span text:style-name="T7">xxx</text:span></text:p>
      <text:p text:style-name="P32">video 1 : <text:span text:style-name="T7">xxx</text:span></text:p>
      <text:p text:style-name="P32">video 2 : <text:span text:style-name="T1">xxx</text:span></text:p>
      <text:p text:style-name="P32">fiche descriptive : <text:span text:style-name="T1">xxx</text:span></text:p>
      <text:p text:style-name="P32">caractéristiques : <text:span text:style-name="T7">xxx</text:span></text:p>
      <text:p text:style-name="P13">categorie id : <text:span text:style-name="T57">13</text:span></text:p>
      <text:p text:style-name="P13">utilisation id : <text:span text:style-name="T57">8</text:span></text:p>
      <text:p text:style-name="P13">slug : <text:span text:style-name="T68">tricycle-malta</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68">1</text:span></text:p>
      <text:p text:style-name="P13"/>
      <text:p text:style-name="P13">Nom produit : <text:span text:style-name="T7">TRICYCLE SENORA</text:span></text:p>
      <text:p text:style-name="P13">Description :<text:span text:style-name="T4"> </text:span><text:span text:style-name="T7">Notre tricycle classique est un choix parfait pour toutes les tranches d'âge, en particulier pour les personnes qui ont besoin de quelques adaptations pour compenser des problèmes d'équilibre ou de souplesse pour monter et descendre du vélo. Doté de 7 vitesses avec un changement par une poignée tournante et une roue libre, ainsi qu'un frein de rétropédalage, ce </text:span><text:soft-page-break/><text:span text:style-name="T7">tricycle offre une expérience de conduite confortable et sûre. Le différentiel est inclus pour assurer une sécurité et une maniabilité optimales en virage, ce qui en fait une solution pratique pour les personnes qui cherchent à se déplacer en toute sécurité dans les espaces urbains ou les zones résidentielles. Le grand panier du tricycle permet également de transporter des charges significatives ou vos achats quotidiens avec facilité et confort, rendant les courses et les déplacements quotidiens plus faciles que jamais. Le poids maximal supporté est de 125 kg, ce qui permet une utilisation confortable et pratique pour les personnes de toutes tailles. En somme, notre tricycle classique est le choix idéal pour ceux qui cherchent une solution de mobilité pratique, sûre et confortable, adaptée à toutes les tranches d'âge, offrant une expérience de conduite sans stress pour vos déplacements quotidiens.</text:span></text:p>
      <text:p text:style-name="P13">Description courte : <text:span text:style-name="T7">Découvrez notre tricycle classique avec 7 vitesses, un frein de rétropédalage et un grand panier, offrant une expérience de conduite confortable et sûre pour tous les âges et permettant de transporter des charges jusqu'à 125 kg, parfait pour vos trajets quotidiens en toute simplicité.</text:span></text:p>
      <text:p text:style-name="P13">video 1 : <text:span text:style-name="T7">https://www.youtube.com/watch?v=0b2XegabItk&amp;ab_channel=draisingmbh</text:span></text:p>
      <text:p text:style-name="P32">video 2 : <text:span text:style-name="T1">xxx</text:span></text:p>
      <text:p text:style-name="P32">fiche descriptive : <text:span text:style-name="T1">xxx</text:span></text:p>
      <text:p text:style-name="P13">caractéristiques : <text:span text:style-name="T7">Roue de 24 pouces à l’avant et roues de 22 pouces à l’arrière;Cadre en acier;Cadre en acier;Frein par rétropédalage et Shimano-V-frein à main avec frein de parking;Fourche suspendue avant;Boite de vitesses 7Vitesses par poignée tournante avec e;Entrainement des deux côtés par différentiel;Excellente maniabilité en virages;Guidon en alu adaptable en hauteur et inclinaison;Robuste;Poids léger environ 29 kg;Sonnette;Phares halogènes et feux arrière avec fonction feux de position;Selle confortable type Wittkop</text:span></text:p>
      <text:p text:style-name="P13">categorie id : <text:span text:style-name="T5">1</text:span><text:span text:style-name="T57">3</text:span></text:p>
      <text:p text:style-name="P13">utilisation id : <text:span text:style-name="T45">8</text:span></text:p>
      <text:p text:style-name="P13">slug : <text:span text:style-name="T43">tricycle-senora</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44">1</text:span></text:p>
      <text:p text:style-name="P54"/>
      <text:p text:style-name="P14">Nom produit : <text:span text:style-name="T91">TRICYCLE TANDEM THÉRAPEUTIQUE TWISTER</text:span></text:p>
      <text:p text:style-name="P14">Description :<text:span text:style-name="T4"> </text:span><text:span text:style-name="T58">Le tricycle TWISTER est conçu pour les personnes en situation de handicap souhaitant pédaler aux côtés de leur accompagnateur. Le modèle TWISTER est spécialement conçu pour répondre à ce souhait en proposant deux sièges réglables en fonction de la taille des cyclistes et une position de conduite basse pour un maximum de sécurité et de confort. Les passagers peuvent pédaler individuellement ou ensemble, offrant ainsi une expérience de conduite adaptée à chaque besoin. Avec le TWISTER, explorez la nature en toute liberté et profitez d'une balade unique et inoubliable.</text:span></text:p>
      <text:p text:style-name="P14">Description courte : <text:span text:style-name="T58">Découvrez le tricycle TWISTER, la solution idéale pour les personnes en situation de handicap qui souhaitent pédaler aux côtés de leur accompagnateur et explorer la nature en toute sécurité et confort.</text:span></text:p>
      <text:p text:style-name="P14">video 1 : <text:span text:style-name="T58">https://www.youtube.com/embed/yY8-B4Fjphs</text:span></text:p>
      <text:p text:style-name="P67">video 2 : <text:span text:style-name="T1">https://www.youtube.com/embed/sZH8rxiLli4</text:span></text:p>
      <text:p text:style-name="P33">fiche descriptive : <text:span text:style-name="T78">test.pdf</text:span></text:p>
      <text:p text:style-name="P14">caractéristiques : <text:span text:style-name="T58">Tricycle thérapeutique bi-places;Twister <text:s/>avec guidon gauche et droite;Roue de 22 pouces;7-vitesses par poignée tournante;Roue libre;Freins hydrauliques avant et arrière;Frein de <text:s/>parking;Différentiel;Pédalier indépendant droite et gauche ou simultané;Règlage des </text:span><text:soft-page-break/><text:span text:style-name="T58">sièges;Compteur;Fanion de sécurité;2 paniers;Longueur de jambe règlable <text:s/>ca. <text:s/>50 – 90/60 - 110 cm;Charge utile max. 200Kg</text:span></text:p>
      <text:p text:style-name="P14">categorie id : <text:span text:style-name="T59">13</text:span></text:p>
      <text:p text:style-name="P14">utilisation id : <text:span text:style-name="T59">10</text:span></text:p>
      <text:p text:style-name="P14">slug : <text:span text:style-name="T59">tricycle-tandem-therapeutique-twister</text:span></text:p>
      <text:p text:style-name="P70">image1 : <text:span text:style-name="T79">twister-1.jpg</text:span></text:p>
      <text:p text:style-name="P71">image2 : <text:span text:style-name="T79">twister-2.jpg</text:span></text:p>
      <text:p text:style-name="P74">image3 : <text:span text:style-name="T79">twister-1.jpg</text:span><text:span text:style-name="T92"> <text:s text:c="9"/>il faut trouver 3 autres images</text:span></text:p>
      <text:p text:style-name="P74">image4 : <text:span text:style-name="T79">twister-2.jpg</text:span></text:p>
      <text:p text:style-name="P74">image5 : <text:span text:style-name="T79">twister-1.jpg</text:span></text:p>
      <text:p text:style-name="P70">avantages : <text:span text:style-name="T1">Confort de conduite optimal;Stabilité exceptionnelle en virage;Grande maniabilité et manœuvrabilité;Polyvalence pour différentes utilisations;Personnalisation avec des accessoires</text:span></text:p>
      <text:p text:style-name="P14"><text:span text:style-name="T96">marque id :</text:span><text:span text:style-name="T3"> </text:span><text:span text:style-name="T59">1</text:span></text:p>
      <text:p text:style-name="P55"/>
      <text:p text:style-name="P15">Nom produit : <text:span text:style-name="T58">VÉLO POUSSEUR DRAISIN PLUS</text:span></text:p>
      <text:p text:style-name="P15">Description :<text:span text:style-name="T4"> </text:span><text:span text:style-name="T58">Notre produit a été spécialement conçu pour répondre aux besoins des personnes lourdement handicapées, en leur offrant une solution pratique et confortable pour participer à des sorties en vélo avec leur famille et leurs amis. Grâce à notre vélo pousseur, les personnes handicapées peuvent facilement se déplacer en fauteuil roulant sans avoir à changer de place. Notre produit est le plus sûr et le plus confortable du marché, offrant une expérience de conduite exceptionnelle pour tous les utilisateurs.</text:span><text:span text:style-name="T61"> </text:span><text:span text:style-name="T58">Nous sommes fiers de dire que toutes les études comparatives ont démontré l'excellence de notre produit par rapport à nos concurrents. Nous sommes convaincus que vous serez également séduit par notre vélo pousseur une fois que vous l'aurez essayé. Faites le choix de la qualité et de la sécurité pour vos sorties en vélo avec vos proches.</text:span></text:p>
      <text:p text:style-name="P15">Description courte : <text:span text:style-name="T58">Offrez à vous et vos proches une expérience de conduite unique et sécurisée avec notre vélo pousseur conçu pour vous permettre de profiter pleinement de vos sorties en vélo, peu importe les obstacles à surmonter.</text:span></text:p>
      <text:p text:style-name="P15">video 1 : <text:span text:style-name="T58">https://www.youtube.com/watch?v=2Fc7G8uaLrM&amp;ab_channel=MARCONNETTECHNOLOGIES%E2%84%A2</text:span></text:p>
      <text:p text:style-name="P34">video 2 : <text:span text:style-name="T1">xxx</text:span></text:p>
      <text:p text:style-name="P34">fiche descriptive : <text:span text:style-name="T1">xxx</text:span></text:p>
      <text:p text:style-name="P15">caractéristiques : <text:span text:style-name="T58">Roues de 22 pouces;version séparable;7-vitesses;roue libre;freins hydrauliques à l’avant et à l’arrière;frein de parking;éclairage;fauteuil séparable du vélo;siège en tissu résistant;version à suspension;siège réglable;harnais;fanion de sécurité;panier;</text:span><text:span text:style-name="T62">en alternative prévu pour l’intégration d’une coque;Charge maximale à l’avant : 95 Kg</text:span></text:p>
      <text:p text:style-name="P15">categorie id : <text:span text:style-name="T60">13</text:span></text:p>
      <text:p text:style-name="P15">utilisation id : <text:span text:style-name="T60">10</text:span></text:p>
      <text:p text:style-name="P15">slug : <text:span text:style-name="T63">velo-pousseur-draisin-plus</text:span></text:p>
      <text:p text:style-name="P34">image1 : <text:span text:style-name="T1">xxx</text:span></text:p>
      <text:p text:style-name="P34">image2 : <text:span text:style-name="T1">xxx</text:span></text:p>
      <text:p text:style-name="P34">image3 : <text:span text:style-name="T1">xxx</text:span></text:p>
      <text:p text:style-name="P34">image4 : <text:span text:style-name="T1">xxx</text:span></text:p>
      <text:p text:style-name="P34">image5 : <text:span text:style-name="T1">xxx</text:span></text:p>
      <text:p text:style-name="P34">avantages : <text:span text:style-name="T1">xxx</text:span></text:p>
      <text:p text:style-name="P15"><text:span text:style-name="T96">marque id :</text:span><text:span text:style-name="T3"> </text:span><text:span text:style-name="T60">1</text:span></text:p>
      <text:p text:style-name="P56"/>
      <text:p text:style-name="P15">Nom produit : <text:span text:style-name="T58">TRICYCLE TRANSPORTEUR TOP LOADER</text:span></text:p>
      <text:p text:style-name="P15">Description :<text:span text:style-name="T4"> </text:span><text:span text:style-name="T58">Découvrez le transporteur de fauteuils roulants haut de gamme TOP LOADER, conçu pour offrir une solution de transport pratique et sûre pour presque tous les types et tailles de fauteuils roulants. Avec le TOP LOADER, il n'est plus nécessaire de transférer la personne handicapée de son fauteuil roulant sur le siège d'un vélo ou de tout autre moyen de transport. Les </text:span><text:soft-page-break/><text:span text:style-name="T58">balades en famille ou entre amis peuvent être organisées rapidement, améliorant ainsi la qualité de vie et renforçant les liens d'amitié. Le système de rampe intégrée du TOP LOADER facilite grandement la manutention, permettant également de franchir une marche sans difficulté. Vous pouvez ainsi profiter de vos sorties sans vous soucier des obstacles à surmonter. De plus, le TOP LOADER peut accueillir des fauteuils roulants électriques avec une charge utile maximale sur la plateforme de 150 kg. Offrez-vous une expérience de transport de fauteuils roulants exceptionnelle avec le TOP LOADER.</text:span></text:p>
      <text:p text:style-name="P15">Description courte : <text:span text:style-name="T58">Découvrez le transporteur de fauteuils roulants haut de gamme TOP LOADER, conçu pour offrir une solution de transport pratique et sécurisée, vous permettant de profiter pleinement de vos sorties en famille ou entre amis sans vous soucier des obstacles à surmonter.</text:span></text:p>
      <text:p text:style-name="P15">video 1 : <text:span text:style-name="T58">https://www.youtube.com/watch?v=vabK_AQu-3E&amp;ab_channel=MARCONNETTECHNOLOGIES%E2%84%A2</text:span></text:p>
      <text:p text:style-name="P34">video 2 : <text:span text:style-name="T1">xxx</text:span></text:p>
      <text:p text:style-name="P34">fiche descriptive : <text:span text:style-name="T1">xxx</text:span></text:p>
      <text:p text:style-name="P15">caractéristiques : <text:span text:style-name="T58">Tricycle <text:s/>transporteur de fauteuil roulant;Freins hydrauliques AV-AR;Jantes alu <text:s/>renforcées;6 vitesses roue libre;Frein de parking;Compteur;Fanion de sécurité;Éclairage;Coffre de rangements;Système de fixation 3 points pour le fauteuil;Châssis en acier;Roues de 22‘ et 20 " devant;Garde-boue en tôle;Selle en gel;Plate-forme en tôle d’aluminium</text:span></text:p>
      <text:p text:style-name="P15">categorie id : <text:span text:style-name="T60">13</text:span></text:p>
      <text:p text:style-name="P15">utilisation id : <text:span text:style-name="T60">10</text:span></text:p>
      <text:p text:style-name="P15">slug : <text:span text:style-name="T64">tricycle-transporteur-top-loader</text:span></text:p>
      <text:p text:style-name="P34">image1 : <text:span text:style-name="T1">xxx</text:span></text:p>
      <text:p text:style-name="P34">image2 : <text:span text:style-name="T1">xxx</text:span></text:p>
      <text:p text:style-name="P34">image3 : <text:span text:style-name="T1">xxx</text:span></text:p>
      <text:p text:style-name="P34">image4 : <text:span text:style-name="T1">xxx</text:span></text:p>
      <text:p text:style-name="P34">image5 : <text:span text:style-name="T1">xxx</text:span></text:p>
      <text:p text:style-name="P34">avantages : <text:span text:style-name="T1">xxx</text:span></text:p>
      <text:p text:style-name="P15"><text:span text:style-name="T96">marque id :</text:span><text:span text:style-name="T3"> </text:span><text:span text:style-name="T60">1</text:span></text:p>
      <text:p text:style-name="P56"/>
      <text:p text:style-name="P15">Nom produit : <text:span text:style-name="T58">TRICYCLE TANDEM THERAPEUTIQUE CAPITAINE DUO</text:span></text:p>
      <text:p text:style-name="P15">Description :<text:span text:style-name="T4"> </text:span><text:span text:style-name="T58">Découvrez notre tandem tricycle hautement sophistiqué et très stable, offrant une solution de mobilité pratique pour les personnes handicapées. Avec le modèle Capitaine Duo, la personne handicapée peut garder son entière mobilité, grâce à des solutions techniques sophistiquées. Ce modèle est équipé d'un sélecteur qui permet aux deux cyclistes de pédaler indépendamment, offrant une expérience de conduite plus personnalisée. Sur demande, le tandem peut être configuré en double pilotage, permettant une conduite encore plus flexible. De plus, la place avant est entièrement réglable pour s'adapter à la position d'assise de l'enfance jusqu'à l'âge adulte, offrant un confort optimal pour tous les utilisateurs. Notez que le modèle présenté n'inclut pas d'assistance électrique, mais notre équipe est à votre disposition pour répondre à toutes vos questions et vous offrir une expérience de conduite inoubliable avec notre tandem tricycle.</text:span></text:p>
      <text:p text:style-name="P15">Description courte : <text:span text:style-name="T58">Découvrez le tandem tricycle sophistiqué Capitaine Duo, offrant une solution de mobilité pratique et personnalisée pour les personnes handicapées, sans compromettre leur liberté de mouvement.</text:span></text:p>
      <text:p text:style-name="P34">video 1 : <text:span text:style-name="T58">xxx</text:span></text:p>
      <text:p text:style-name="P34">video 2 : <text:span text:style-name="T1">xxx</text:span></text:p>
      <text:p text:style-name="P34">fiche descriptive : <text:span text:style-name="T1">xxx</text:span></text:p>
      <text:p text:style-name="P15">caractéristiques : <text:span text:style-name="T58">Roues de 22 pouces;Cadre en acier thermolaqué;Jantes en aluminium;Garde-boue;7 vitesses;Roue libre;Freins hydrauliques à l’avant et à l’arrière;Frein de parking;Eclairage + feu de position;Moyeu débrayable 3 fonctions (pédalage, roue libre, point mort);Guidon fixe ou mobile;Selle en gel avant et arrière;T-tige-de-selle avant;Guidon tous terrains avant et </text:span><text:soft-page-break/><text:span text:style-name="T58">arrière;Compteur;Fanion de sécurité;Panier, dispositif évolutif à l’avant;Réglable en fonction de la longueur des jambes: 35- 90 cm;Charge maximale : 175 Kg</text:span></text:p>
      <text:p text:style-name="P15">categorie id : <text:span text:style-name="T60">13</text:span></text:p>
      <text:p text:style-name="P15">utilisation id : <text:span text:style-name="T60">10</text:span></text:p>
      <text:p text:style-name="P15">slug : <text:span text:style-name="T65">tricycle-tandem-therapeutique-capitaine-duo</text:span></text:p>
      <text:p text:style-name="P34">image1 : <text:span text:style-name="T1">xxx</text:span></text:p>
      <text:p text:style-name="P34">image2 : <text:span text:style-name="T1">xxx</text:span></text:p>
      <text:p text:style-name="P34">image3 : <text:span text:style-name="T1">xxx</text:span></text:p>
      <text:p text:style-name="P34">image4 : <text:span text:style-name="T1">xxx</text:span></text:p>
      <text:p text:style-name="P34">image5 : <text:span text:style-name="T1">xxx</text:span></text:p>
      <text:p text:style-name="P34">avantages : <text:span text:style-name="T1">xxx</text:span></text:p>
      <text:p text:style-name="P15"><text:span text:style-name="T96">marque id :</text:span><text:span text:style-name="T3"> </text:span><text:span text:style-name="T60">1</text:span></text:p>
      <text:p text:style-name="P56"/>
      <text:p text:style-name="P15">Nom produit : <text:span text:style-name="T58">VÉLO TANDEM POUR ADULTES/ENFANTS LOTSE</text:span></text:p>
      <text:p text:style-name="P15">Description :<text:span text:style-name="T4"> </text:span><text:span text:style-name="T58">Découvrez notre tandem deux-roues sophistiqué et très stable, offrant une solution de mobilité pratique pour les personnes légèrement handicapées. Avec le modèle LOTSE, la personne handicapée peut garder son entière mobilité grâce à des solutions techniques sophistiquées. Le pédalier peut être géré par un sélecteur, offrant aux deux cyclistes la possibilité de pédaler indépendamment, ce qui permet une expérience de conduite personnalisée. Les personnes légèrement handicapées peuvent ainsi retrouver un style de vie actif. De plus, le tandem peut être configuré en double pilotage sur demande, offrant une plus grande flexibilité de conduite. La place avant est également réglable pour s'adapter à la position d'assise de l'enfance jusqu'à l'âge adulte, offrant un confort optimal pour tous les utilisateurs. Notez que le modèle présenté n'inclut pas d'assistance électrique, mais notre équipe est à votre disposition pour répondre à toutes vos questions et vous aider à trouver la solution de mobilité la plus adaptée à vos besoins.</text:span></text:p>
      <text:p text:style-name="P15">Description courte : <text:span text:style-name="T58">Découvrez le tandem deux-roues sophistiqué LOTSE, offrant une solution de mobilité pratique et personnalisée pour les personnes légèrement handicapées, pour retrouver un style de vie actif en gardant leur liberté de mouvement.</text:span></text:p>
      <text:p text:style-name="P34">video 1 : <text:span text:style-name="T58">xxx</text:span></text:p>
      <text:p text:style-name="P34">video 2 : <text:span text:style-name="T1">xxx</text:span></text:p>
      <text:p text:style-name="P34">fiche descriptive : <text:span text:style-name="T1">xxx</text:span></text:p>
      <text:p text:style-name="P15">caractéristiques : <text:span text:style-name="T58">Roues de 22 pouces;Cadre en acier thermolaqué;Jantes en aluminium;Garde-boue;7 vitesses;Roue libre;Freins hydrauliques à l’avant et à l’arrière;Frein de parking;Eclairage + feu de position;</text:span><text:span text:style-name="T66">Moyeu débrayable 3 fonctions (pédalage, roue libre, point mort);Guidon fixe ou mobile;Selle en gel avant et arrière;T-tige-de-selle avant;Guidon tous terrains avant et arrière;Compteur;Fanion de sécurité;Panier, dispositif évolutif à l’avant;Réglable en fonction de la longueur des jambes: 35- 90 cm;Charge maximale : 175 Kg</text:span></text:p>
      <text:p text:style-name="P15">categorie id : <text:span text:style-name="T60">13</text:span></text:p>
      <text:p text:style-name="P15">utilisation id : <text:span text:style-name="T60">10</text:span></text:p>
      <text:p text:style-name="P16">slug : <text:span text:style-name="T67">velo-tandem-adultes-enfants-lotse</text:span></text:p>
      <text:p text:style-name="P34">image1 : <text:span text:style-name="T69">xxx</text:span></text:p>
      <text:p text:style-name="P34">image2 : <text:span text:style-name="T1">xxx</text:span></text:p>
      <text:p text:style-name="P34">image3 : <text:span text:style-name="T1">xxx</text:span></text:p>
      <text:p text:style-name="P34">image4 : <text:span text:style-name="T1">xxx</text:span></text:p>
      <text:p text:style-name="P34">image5 : <text:span text:style-name="T1">xxx</text:span></text:p>
      <text:p text:style-name="P34">avantages : <text:span text:style-name="T1">xxx</text:span></text:p>
      <text:p text:style-name="P15"><text:span text:style-name="T96">marque id :</text:span><text:span text:style-name="T3"> </text:span><text:span text:style-name="T60">1</text:span></text:p>
      <text:p text:style-name="P54"/>
      <text:p text:style-name="P54"/>
      <text:p text:style-name="P54"/>
      <text:p text:style-name="P46"><text:span text:style-name="T98">T</text:span>RICYCLES UTILITAIRES</text:p>
      <text:p text:style-name="P57"/>
      <text:p text:style-name="P13"><text:soft-page-break/>Nom produit : <text:span text:style-name="T7">TRICYCLE UTILIAIRE MADEIRA</text:span></text:p>
      <text:p text:style-name="P13">Description :<text:span text:style-name="T4"> </text:span><text:span text:style-name="T7">Le MADEIRA est le tricycle transporteur le plus grand et le plus robuste de notre gamme, conçu pour transporter des charges lourdes et des volumes importants jusqu'à 150 Kg à l'arrière et 30 Kg à l'avant. Avec son centre de gravité très bas et son cadre ovale résistant à la torsion, le MADEIRA est parfaitement adapté à la distribution de marchandises de toutes sortes en zone urbaine ou au transport de matériels en milieu industriel. Le modèle MADEIRA est particulièrement utile pour les livraisons dans les centres-villes, où le dernier kilomètre est desservi par des vélos utilitaires respectueux de l'environnement. La surface de chargement arrière a les dimensions standard d'une euro-palette (80*120 cm) ou peut être aménagée sur mesure pour répondre à vos besoins spécifiques. Le MADEIRA est équipé d'options supplémentaires telles que l'assistance électrique ou les pneumatiques anti-crevaison, qui vous amèneront rapidement et sans problème à votre destination. De plus, le MADEIRA offre une excellente manœuvrabilité et une grande stabilité sur la route, ce qui en fait un choix idéal pour les professionnels qui ont besoin d'un moyen de transport fiable et robuste pour leurs activités quotidiennes.</text:span></text:p>
      <text:p text:style-name="P13">Description courte : <text:span text:style-name="T7">Transportez vos charges lourdes avec facilité grâce au MADEIRA, notre tricycle transporteur le plus robuste, équipé d'une grande surface de chargement arrière et d'options supplémentaires pour une expérience de conduite optimale.</text:span></text:p>
      <text:p text:style-name="P32">video 1 : <text:span text:style-name="T7">xxx</text:span></text:p>
      <text:p text:style-name="P32">video 2 : <text:span text:style-name="T1">xxx</text:span></text:p>
      <text:p text:style-name="P32">fiche descriptive : <text:span text:style-name="T1">xxx</text:span></text:p>
      <text:p text:style-name="P13">caractéristiques : <text:span text:style-name="T7">Cadre en acier, revêtement par poudre (jaune colza) avec couche transparente;Rouesde 20 pouces avec pneus ballon;Jantes renforcées à double paroi avec rayons en acier inoxydable;SHIMANO : changement de vitesse à 7 rapports avec roue libre;Freins à disque hydrauliques avant et arrière;Frein à disque mécanique supplémentaire avec frein de parking;Éclairage LED avant et arrière, feux arrière avec feu de stationnement;Dynamo pour l'éclairage (uniquement pour la version sans assistance électrique);Guidon réglable en hauteur avec blocage rapide;Selle réglable en hauteur avec blocage rapide;Porte-charge à l'arrière avec une dimension pour une palette Europe 120 x 180 cm;Porte-charge avant avec boîte Euronorm env. 40 x 30 x 12 cm</text:span></text:p>
      <text:p text:style-name="P13">categorie id : <text:span text:style-name="T5">1</text:span><text:span text:style-name="T46">4</text:span></text:p>
      <text:p text:style-name="P19">utilisation id : <text:span text:style-name="T47">-</text:span></text:p>
      <text:p text:style-name="P13">slug : <text:span text:style-name="T47">tricycle-utilitaire-madeira</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20"><text:span text:style-name="T96">marque id :</text:span><text:span text:style-name="T3"> </text:span><text:span text:style-name="T50">1</text:span></text:p>
      <text:p text:style-name="P57"/>
      <text:p text:style-name="P13">Nom produit : <text:span text:style-name="T7">TRICYCLE UTILIAIRE KORSIKA</text:span></text:p>
      <text:p text:style-name="P13">Description :<text:span text:style-name="T4"> </text:span><text:span text:style-name="T7">Découvrez notre modèle KORSIKA, un vélo postier et de livraison à trois roues, parfait pour les longues distances de messagerie et de livraison, avec une grande capacité de chargement et un porte-charges arrière personnalisable selon vos besoins spécifiques. Les options supplémentaires telles que l'assistance électrique répartie de manière homogène et les pneumatiques anti-crevaison garantissent une expérience de conduite optimale pour atteindre rapidement et facilement votre destination.</text:span></text:p>
      <text:p text:style-name="P13">Description courte : <text:span text:style-name="T7">Livrez vos colis et vos courriers avec efficacité grâce au modèle KORSIKA, notre vélo postier et de livraison à trois roues équipé d'une grande capacité de chargement, d'un porte-charges arrière personnalisable et d'options supplémentaires pour une expérience de conduite optimale.</text:span></text:p>
      <text:p text:style-name="P32">video 1 : <text:span text:style-name="T7">xxx</text:span></text:p>
      <text:p text:style-name="P32"><text:soft-page-break/>video 2 : <text:span text:style-name="T1">xxx</text:span></text:p>
      <text:p text:style-name="P32">fiche descriptive : <text:span text:style-name="T1">xxx</text:span></text:p>
      <text:p text:style-name="P13">caractéristiques : <text:span text:style-name="T7">Cadre en acier, revêtement par poudre (jaune colza) avec couche transparente;Roues de 20 pouces avec pneus ballon;Jante à double paroi avec rayons en acier inoxydable;SHIMANO : changement de vitesse à 7 rapports avec roue libre;Freins à disque hydrauliques à l'arrière et à l'avant;Frein à disque mécanique supplémentaire avec frein de parking;Éclairage LED avant et arrière, feux arrière avec feu de stationnement;Dynamo pour l'éclairage (uniquement pour la version sans assistance électrique);Guidon réglable en hauteur avec blocage rapide;Selle réglable en hauteur avec blocage rapide;Porte-charge à l'arrière d'environ 80 x 70 cm avec rambarde sur tout le pourtour;Porte-charge avant avec boîte Euronorm (environ 40 x 30 x 12 cm)</text:span></text:p>
      <text:p text:style-name="P13">categorie id : <text:span text:style-name="T5">1</text:span><text:span text:style-name="T48">4</text:span></text:p>
      <text:p text:style-name="P19">utilisation id : <text:span text:style-name="T5">-</text:span></text:p>
      <text:p text:style-name="P13">slug : <text:span text:style-name="T48">tricycle-utilitaire-korsika</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20"><text:span text:style-name="T96">marque id :</text:span><text:span text:style-name="T3"> </text:span><text:span text:style-name="T50">1</text:span></text:p>
      <text:p text:style-name="P57"/>
      <text:p text:style-name="P13">Nom produit : <text:span text:style-name="T7">TRICYCLE UTILITAIRE NAXOS</text:span></text:p>
      <text:p text:style-name="P13">Description :<text:span text:style-name="T4"> </text:span><text:span text:style-name="T7">Le tricycle NAXOS est un choix judicieux pour une solution de transport efficace et respectueuse de l'environnement, avec son chargement frontal et sa grande surface de chargement aux dimensions euro-palettes, doté d'une plateforme facile à charger grâce à sa rampe basculante. Le conducteur bénéficie d'un champ de vision clair et sécurisé sur la charge, tandis que la stabilité et la manœuvrabilité du tricycle sont appréciées dans les endroits étroits, tels que les allées des usines et des halls industriels. La surface de chargement avant peut être équipée de modules selon les besoins, offrant ainsi une grande polyvalence pour répondre à des exigences spécifiques. Le NAXOS est également idéal pour l'approvisionnement du dernier kilomètre en centre-ville, contribuant ainsi à réduire l'impact environnemental des livraisons. D'autres options telles que l'assistance électrique répartie de manière homogène et les pneumatiques anti-crevaison, assurent une expérience de conduite optimale pour atteindre rapidement et facilement votre destination, tout en offrant une solution de transport respectueuse de l'environnement pour vos activités professionnelles.</text:span></text:p>
      <text:p text:style-name="P13">Description courte : <text:span text:style-name="T7">Transportez vos charges avec efficacité et respect de l'environnement grâce au tricycle NAXOS, doté d'une grande surface de chargement à chargement frontal, d'une manœuvrabilité optimale et d'options supplémentaires pour une expérience de conduite en douceur.</text:span></text:p>
      <text:p text:style-name="P32">video 1 : <text:span text:style-name="T7">xxx</text:span></text:p>
      <text:p text:style-name="P32">video 2 : <text:span text:style-name="T1">xxx</text:span></text:p>
      <text:p text:style-name="P32">fiche descriptive : <text:span text:style-name="T1">xxx</text:span></text:p>
      <text:p text:style-name="P13">caractéristiques : <text:span text:style-name="T7">Cadre en acier, revêtement par poudre avec couche transparente;La surface de chargement avant peut s'incliner, la dimension de la plateforme est de 120 x 80 cm pour le transport de palette;Roue arrière 24 pouces, roues avant 20 pouces;Jantes à profil en V avec rayons en acier inoxydable de 2,0 mm;SHIMANO : changement de vitesse à 7 rapports avec roue libre;Freins à disque hydrauliques avant avec fonction de verrouillage;Frein à patins hydraulique sur jante arrière avec fonction frein de parking;Éclairage LED avant et arrière, feux arrière avec feu de stationnement;Dynamo pour l'éclairage permanent;Guidon réglable en hauteur avec blocage rapide;Selle confort avec réglable en hauteur et blocage rapide</text:span></text:p>
      <text:p text:style-name="P13">categorie id : <text:span text:style-name="T5">1</text:span><text:span text:style-name="T49">4</text:span></text:p>
      <text:p text:style-name="P19">utilisation id : <text:span text:style-name="T5">-</text:span></text:p>
      <text:p text:style-name="P13"><text:soft-page-break/>slug : <text:span text:style-name="T49">tricycle-utilitaire-naxos</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20"><text:span text:style-name="T96">marque id :</text:span><text:span text:style-name="T3"> </text:span><text:span text:style-name="T50">1</text:span></text:p>
      <text:p text:style-name="P60"/>
      <text:p text:style-name="P60"/>
      <text:p text:style-name="P60"/>
      <text:p text:style-name="P51"><text:span text:style-name="T99">S</text:span>COOTERS</text:p>
      <text:p text:style-name="P57"/>
      <text:p text:style-name="P13">Nom produit : <text:span text:style-name="T7">SCOOTER ELECTRIQUE 3 ROUES ULTRA COMPACT</text:span></text:p>
      <text:p text:style-name="P13">Description :<text:span text:style-name="T4"> </text:span><text:span text:style-name="T7">Découvrez le scooter pliable 3 roues Ultra compact de chez ATTO™, révolutionnaire par sa conception et sa fabrication, avec ses deux éléments légers et séparables en seulement 5 secondes, et son mode Trolley pour un transport facile. Dépliable en 10 secondes sans effort, il est également accepté dans les cabines d'avion grâce à ses certifications IATA*, pour une mobilité sans limite.</text:span></text:p>
      <text:p text:style-name="P13">Description courte : <text:span text:style-name="T7">Libérez votre mobilité avec le scooter pliable 3 roues Ultra compact de chez ATTO™, facilement transportable et dépliable en quelques secondes, et accepté dans les cabines d'avion pour une liberté sans limites.</text:span></text:p>
      <text:p text:style-name="P13">video 1 : <text:span text:style-name="T7">https://www.youtube.com/watch?v=7-Cor8dTSIc&amp;ab_channel=MARCONNETTECHNOLOGIES%E2%84%A2</text:span></text:p>
      <text:p text:style-name="P32">video 2 : <text:span text:style-name="T1">xxx</text:span></text:p>
      <text:p text:style-name="P32">fiche descriptive : <text:span text:style-name="T1">xxx</text:span></text:p>
      <text:p text:style-name="P13">caractéristiques : <text:span text:style-name="T7">Capacité de montée de pente : 15%;Poids : 30 kg ( Éléments séparés : 14 et 16 Kg);Temps de charge : 4 H;Largeur d'assise : 37 cm;Commande de pilotage intuitive;Marche avant et marche arrière;Autonomie : jusqu'à 16 Km;Transportable en cabine d'avion grâce aux certifications IATA;Batterie Lithium : 5.2 Ah/300 Wh/48V;En Options : de nombreux accessoires tels que Housse de transport, Support de mobile, etc..</text:span></text:p>
      <text:p text:style-name="P13">categorie id : <text:span text:style-name="T5">1</text:span><text:span text:style-name="T52">5</text:span></text:p>
      <text:p text:style-name="P19">utilisation id : <text:span text:style-name="T5">-</text:span></text:p>
      <text:p text:style-name="P13">slug : <text:span text:style-name="T51">scooter-electrique-3-roues-ultra-compact</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52">6</text:span></text:p>
      <text:p text:style-name="P57"/>
      <text:p text:style-name="P13">Nom produit : <text:span text:style-name="T7">SCOOTER ELECTRIQUE 3 ROUES ATTO SPORT</text:span></text:p>
      <text:p text:style-name="P13">Description :<text:span text:style-name="T4"> </text:span><text:span text:style-name="T7">Découvrez l'ATTO SPORT, le nouveau scooter ultra-compact de Movinglife, offrant une combinaison parfaite de fonctionnalité de haut niveau et de design avant-gardiste, doté de toutes les caractéristiques de sécurité et de confort du scooter ATTO classique, avec en prime des performances améliorées, un look ultra-contemporain et des nouveaux équipements pour séduire les utilisateurs.</text:span></text:p>
      <text:p text:style-name="P13">Description courte : <text:span text:style-name="T7">Optez pour l'ATTO SPORT, le scooter ultra-compact de Movinglife offrant une fonctionnalité de haut niveau, un design avant-gardiste et des performances améliorées pour une expérience de mobilité exceptionnelle.</text:span></text:p>
      <text:p text:style-name="P13"><text:soft-page-break/>video 1 : <text:span text:style-name="T7">https://www.youtube.com/watch?v=XVqvvU4hkGc&amp;t=1s&amp;ab_channel=MARCONNETTECHNOLOGIES%E2%84%A2</text:span></text:p>
      <text:p text:style-name="P32">video 2 : <text:span text:style-name="T1">xxx</text:span></text:p>
      <text:p text:style-name="P32">fiche descriptive : <text:span text:style-name="T1">xxx</text:span></text:p>
      <text:p text:style-name="P13">caractéristiques : <text:span text:style-name="T7">Design et détails épurés, semblables à ceux d'une voiture de sport;Facile à plier en chariot et facile à déplier;Se divise en 2 segments légers pour un transport facile et un stockage compact;Le mode chariot permet de marcher et de se diriger facilement lorsqu'il est replié;Conception ergonomique avec un grand espace pour les jambes et des accoudoirs;Batterie et chargeur au lithium homologués pour le vol;Affichage LCD;Éclairage LED avant et arrière;Télécommande pour l'allumage du scooter;Pneus NPT sans air absorbant les chocs;Garnitures, dossiers et sièges en cuir souple;Réflecteur de lumière arrière;Option de contrôle de la vitesse pour les longs trajets;Siège ajustable 3 positions;Ralentissement automatique sur les pentes plus raides;Permet de régler facilement la hauteur et l'angle du guidon;Châssis léger en aluminium;Moteur 250W à courant continu sans balais : Durabilité et puissance garanties;Bouton marche/arrêt;Vitesse maximale : 10 km/h (la vitesse peut être modifiée pendant la conduite);Alerte sonore (klaxon);Alerte sonore automatique de marche arrière;Port de chargement USB intégré : 1 Ah;Gâchette à gauche disponible en option;Certifié FDA, CE, EN 12184, ISO 7176;Guidon rembourré en cuir PU pour une prise en main confortable et sûre;12cm de garde au sol;ERB (Electric Release Brake) pour un freinage plus sûr;Frein à disque avant pour plus de sécurité;La roue libre (mode neutre) permet de rouler lorsque la batterie est vide;Hauteur : 50 cm;Longueur : 80 cm;Largeur : 42 cm;Poids : 32 kg;Poids maximum de l'utilisateur : 120 kg</text:span></text:p>
      <text:p text:style-name="P13">categorie id : <text:span text:style-name="T5">1</text:span><text:span text:style-name="T53">5</text:span></text:p>
      <text:p text:style-name="P19">utilisation id : <text:span text:style-name="T5">-</text:span></text:p>
      <text:p text:style-name="P32">slug : <text:span text:style-name="T7">xxx</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53">6</text:span></text:p>
      <text:p text:style-name="P57"/>
      <text:p text:style-name="P13">Nom produit : <text:span text:style-name="T7">SCOOTER ELECTRIQUE 3 ROUES PENDEL FD</text:span></text:p>
      <text:p text:style-name="P13">Description :<text:span text:style-name="T4"> </text:span><text:span text:style-name="T7">Le PENDEL FD est un scooter électrique doté de deux batteries, pour une autonomie d'environ 60 km, et d'un indicateur de niveau de charge des batteries situé sur le tableau de bord, pour une utilisation sereine. Il est également muni d'un chargeur de batterie pour une recharge rapide en seulement une nuit. Avec une vitesse de 25 km/h, le PENDEL FD permet de se rendre rapidement d'un point à un autre, et de gravir des pentes allant jusqu'à 17% sans grande difficulté grâce à sa traction avant qui le rend très maniable. La sécurité est assurée par un éclairage avant et arrière, un avertisseur et des indicateurs de direction, ainsi qu'un dispositif de sécurité de surcharge. Le tableau de bord permet de programmer ses paramètres personnels pour une utilisation personnalisée, et une trousse d'accessoires complète complète l'équipement du scooter.</text:span></text:p>
      <text:p text:style-name="P13">Description courte : <text:span text:style-name="T7">Optimisez votre mobilité avec le PENDEL FD, le scooter électrique performant et sécurisé doté d'une autonomie d'environ 60 km, d'une vitesse atteignant 25 km/h et d'une capacité de gravir des pentes jusqu'à 17%.</text:span></text:p>
      <text:p text:style-name="P13">video 1 : <text:span text:style-name="T7">https://www.youtube.com/watch?v=AY7s90ZBt0Y&amp;t=1s&amp;ab_channel=mekflurry</text:span></text:p>
      <text:p text:style-name="P32">video 2 : <text:span text:style-name="T1">xxx</text:span></text:p>
      <text:p text:style-name="P32">fiche descriptive : <text:span text:style-name="T1">xxx</text:span></text:p>
      <text:p text:style-name="P32">caractéristiques : <text:span text:style-name="T54">xxx</text:span></text:p>
      <text:p text:style-name="P20">categorie id : <text:span text:style-name="T54">15</text:span></text:p>
      <text:p text:style-name="P19">utilisation id : <text:span text:style-name="T5">-</text:span></text:p>
      <text:p text:style-name="P13">slug : <text:span text:style-name="T54">scooter-electrique-3-roues-pendel-fd</text:span></text:p>
      <text:p text:style-name="P32"><text:soft-page-break/>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54">7</text:span></text:p>
      <text:p text:style-name="P58"/>
      <text:p text:style-name="P58"/>
      <text:p text:style-name="P58"/>
      <text:p text:style-name="P52"><text:span text:style-name="T100">F</text:span>AUTEUIL TOUT TERRAIN</text:p>
      <text:p text:style-name="P57"/>
      <text:p text:style-name="P13">Nom produit : <text:span text:style-name="T7">FAUTEUIL ELECTRIQUE TOUT TERRAIN E-BUGGY</text:span></text:p>
      <text:p text:style-name="P13">Description :<text:span text:style-name="T4"> </text:span><text:span text:style-name="T7">Le fauteuil Tout Terrain E-BUGGY est une nouvelle approche de la mobilité en plein air, conçu pour les aventuriers et les explorateurs qui cherchent à repousser les limites de leur mobilité. Avec le E-BUGGY, vous pourrez accéder à des endroits que vous n'auriez jamais imaginés, tels que des chemins de randonnées escarpés, des sentiers de montagne difficiles d'accès, des plages reculées ou encore de la neige fraîche. Avec sa conception robuste et ses performances exceptionnelles, ce fauteuil électrique vous permettra de relever tous vos défis tout en profitant du luxe du silence d'un véhicule électrique propre et écologique. Essayez-le dès maintenant et redécouvrez la liberté de la mobilité en plein air.</text:span></text:p>
      <text:p text:style-name="P13">Description courte : <text:span text:style-name="T7">Repoussez les limites de votre mobilité tout-terrain avec le fauteuil électrique E-BUGGY, conçu pour les aventuriers et explorateurs en quête d'exploration de nouveaux terrains, des montagnes aux plages en passant par les sentiers de randonnée.</text:span></text:p>
      <text:p text:style-name="P13">video 1 : <text:span text:style-name="T7">https://www.youtube.com/watch?v=PMkBFogXTXc&amp;ab_channel=MARCONNETTECHNOLOGIES%E2%84%A2</text:span></text:p>
      <text:p text:style-name="P32">video 2 : <text:span text:style-name="T1">xxx</text:span></text:p>
      <text:p text:style-name="P32">fiche descriptive : <text:span text:style-name="T1">xxx</text:span></text:p>
      <text:p text:style-name="P13">caractéristiques : <text:span text:style-name="T7">Châssis tubulaire en acier à haute limite élastique;Peinture époxy blanche et rouge;Dimensions (Lxl) : 167x87;Poids : 85 Kg;Garde au sol : 22cm;Roues renforcées démontables : avant, arrière 24 pouces;Quatre freins à disque hydraulique;Quatre amortisseurs indépendants et réglables;Arceau démontable;Sangles pour pieds;Point d'accroche;Dernière génération LiFePO4 excellente durée de vie;Technologie 48 volts pour un meilleur rendement;Capacité entre 20 et 40 ampères;Chargeur pour chaque batterie;Accélérateur au pouce ou à poignée;Marche avant et arrière;Marche avant et arrière;Récupération de l'énergie en descente;Régulateur de vitesse;Batteries supplémentaires ou de plus grande capacité;Frein moteur;Éclairage LED avant,arrière, klaxon;Ordinateur de bord (Vitesse, Distance parcourue, Ampère consommé, volts …);Chargeur rapide;Adaptation tétra</text:span></text:p>
      <text:p text:style-name="P13">categorie id : <text:span text:style-name="T5">1</text:span><text:span text:style-name="T55">6</text:span></text:p>
      <text:p text:style-name="P19">utilisation id : <text:span text:style-name="T5">-</text:span></text:p>
      <text:p text:style-name="P13">slug : <text:span text:style-name="T55">fauteuil-electrique-tout-terrain-e-buggy</text:span></text:p>
      <text:p text:style-name="P32">image1 : <text:span text:style-name="T1">xxx</text:span></text:p>
      <text:p text:style-name="P32">image2 : <text:span text:style-name="T1">xxx</text:span></text:p>
      <text:p text:style-name="P32">image3 : <text:span text:style-name="T1">xxx</text:span></text:p>
      <text:p text:style-name="P32">image4 : <text:span text:style-name="T1">xxx</text:span></text:p>
      <text:p text:style-name="P32">image5 : <text:span text:style-name="T1">xxx</text:span></text:p>
      <text:p text:style-name="P32">avantages : <text:span text:style-name="T1">xxx</text:span></text:p>
      <text:p text:style-name="P13"><text:span text:style-name="T96">marque id :</text:span><text:span text:style-name="T3"> </text:span><text:span text:style-name="T55">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14:09:58.815000000</meta:creation-date>
    <dc:date>2023-04-07T12:30:29.955000000</dc:date>
    <meta:editing-duration>PT19H8M55S</meta:editing-duration>
    <meta:editing-cycles>226</meta:editing-cycles>
    <meta:generator>LibreOffice/7.4.0.3$Windows_X86_64 LibreOffice_project/f85e47c08ddd19c015c0114a68350214f7066f5a</meta:generator>
    <meta:document-statistic meta:table-count="0" meta:image-count="0" meta:object-count="0" meta:page-count="29" meta:paragraph-count="723" meta:word-count="12942" meta:character-count="86399" meta:non-whitespace-character-count="74139"/>
  </office:meta>
</office:document-meta>
</file>